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0"/>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list-style-name="L18"/>
    <style:style style:name="P7" style:family="paragraph" style:parent-style-name="Text_20_body" style:list-style-name="L1"/>
    <style:style style:name="P8" style:family="paragraph" style:parent-style-name="Text_20_body" style:list-style-name="L2"/>
    <style:style style:name="P9" style:family="paragraph" style:parent-style-name="Text_20_body">
      <style:text-properties fo:font-style="italic" style:font-style-asian="italic" style:font-style-complex="italic"/>
    </style:style>
    <style:style style:name="P10" style:family="paragraph" style:parent-style-name="Text_20_body" style:list-style-name="L4"/>
    <style:style style:name="P11" style:family="paragraph" style:parent-style-name="Text_20_body" style:list-style-name="L5">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9"/>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text-properties fo:font-size="18pt" style:font-size-asian="18pt" style:font-size-complex="18pt"/>
    </style:style>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paragraph-properties fo:text-align="center" style:justify-single-word="false"/>
    </style:style>
    <style:style style:name="P25" style:family="paragraph" style:parent-style-name="Text_20_body" style:list-style-name="L1">
      <style:paragraph-properties fo:margin-top="0cm" fo:margin-bottom="0cm"/>
    </style:style>
    <style:style style:name="P26" style:family="paragraph" style:parent-style-name="Text_20_body" style:list-style-name="L2">
      <style:paragraph-properties fo:margin-top="0cm" fo:margin-bottom="0cm"/>
    </style:style>
    <style:style style:name="P27" style:family="paragraph" style:parent-style-name="Text_20_body" style:list-style-name="L4">
      <style:paragraph-properties fo:margin-top="0cm" fo:margin-bottom="0cm"/>
    </style:style>
    <style:style style:name="P28" style:family="paragraph" style:parent-style-name="Text_20_body" style:list-style-name="L6">
      <style:paragraph-properties fo:margin-top="0cm" fo:margin-bottom="0cm"/>
    </style:style>
    <style:style style:name="P29" style:family="paragraph" style:parent-style-name="Text_20_body" style:list-style-name="L7">
      <style:paragraph-properties fo:margin-top="0cm" fo:margin-bottom="0cm"/>
    </style:style>
    <style:style style:name="P30" style:family="paragraph" style:parent-style-name="Text_20_body" style:list-style-name="L11">
      <style:paragraph-properties fo:margin-top="0cm" fo:margin-bottom="0cm"/>
    </style:style>
    <style:style style:name="P31" style:family="paragraph" style:parent-style-name="Text_20_body" style:list-style-name="L12">
      <style:paragraph-properties fo:margin-top="0cm" fo:margin-bottom="0cm"/>
    </style:style>
    <style:style style:name="P32" style:family="paragraph" style:parent-style-name="Text_20_body" style:list-style-name="L14">
      <style:paragraph-properties fo:margin-top="0cm" fo:margin-bottom="0cm"/>
    </style:style>
    <style:style style:name="P33" style:family="paragraph" style:parent-style-name="Text_20_body" style:list-style-name="L15">
      <style:paragraph-properties fo:margin-top="0cm" fo:margin-bottom="0cm"/>
    </style:style>
    <style:style style:name="P34" style:family="paragraph" style:parent-style-name="Text_20_body" style:list-style-name="L16">
      <style:paragraph-properties fo:margin-top="0cm" fo:margin-bottom="0cm"/>
    </style:style>
    <style:style style:name="P35" style:family="paragraph" style:parent-style-name="Text_20_body" style:list-style-name="L17">
      <style:paragraph-properties fo:margin-top="0cm" fo:margin-bottom="0cm"/>
    </style:style>
    <style:style style:name="P36" style:family="paragraph" style:parent-style-name="Heading_20_2">
      <style:text-properties fo:font-size="12pt" fo:font-style="normal" style:font-size-asian="12pt" style:font-style-asian="normal" style:font-size-complex="12pt" style:font-style-complex="normal"/>
    </style:style>
    <style:style style:name="P37" style:family="paragraph" style:parent-style-name="Heading_20_2">
      <style:text-properties fo:font-size="12pt" style:font-size-asian="12pt" style:font-size-complex="12pt"/>
    </style:style>
    <style:style style:name="P38" style:family="paragraph" style:parent-style-name="Heading_20_1">
      <style:text-properties fo:font-size="12pt" style:font-size-asian="12pt" style:font-size-complex="12pt"/>
    </style:style>
    <style:style style:name="P39" style:family="paragraph" style:parent-style-name="Heading_20_1">
      <style:text-properties fo:font-style="normal" fo:font-weight="bold" style:font-style-asian="normal" style:font-weight-asian="bold" style:font-style-complex="normal" style:font-weight-complex="bold"/>
    </style:style>
    <style:style style:name="P40" style:family="paragraph" style:parent-style-name="Heading_20_1">
      <style:text-properties fo:font-size="18pt" style:font-size-asian="18pt" style:font-size-complex="18pt"/>
    </style:style>
    <style:style style:name="P41" style:family="paragraph" style:parent-style-name="Footer">
      <style:paragraph-properties fo:text-align="center"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2pt" style:font-size-asian="12pt" style:font-size-complex="12pt"/>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18pt" style:font-size-asian="18pt" style:font-size-complex="18pt"/>
    </style:style>
    <style:style style:name="T11" style:family="text">
      <style:text-properties fo:font-size="18pt" fo:font-style="normal" fo:font-weight="bold" style:font-size-asian="18pt" style:font-style-asian="normal" style:font-weight-asian="bold" style:font-size-complex="18pt" style:font-style-complex="normal" style:font-weight-complex="bold"/>
    </style:style>
    <style:style style:name="T12" style:family="text">
      <style:text-properties fo:font-size="18pt" fo:font-style="normal" style:font-size-asian="18pt" style:font-style-asian="normal" style:font-size-complex="18pt" style:font-style-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s Ruines de la Vieille Tour </text:p>
      <text:p text:style-name="P2">Jouée le 3 Juillet 2024</text:p>
      <text:p text:style-name="Standard"/>
      <text:p text:style-name="Standard"><text:span text:style-name="T2">Alors que deux aventuriers partent à la recherche d'un soit-disant trésor dans les ruines d'une vieille tour dans un bois éloigné de la ville, le Seigneur-Troll </text:span><text:a xlink:type="simple" xlink:href="https://github.com/Kavekha/jdr/wiki/Vashnu" text:style-name="Internet_20_link" text:visited-style-name="Visited_20_Internet_20_Link"><text:span text:style-name="T2">Vashnu</text:span></text:a><text:span text:style-name="T2"> lance l'attaque contre la cité de Pydemian. </text:span></text:p>
      <text:p text:style-name="Standard"/>
      <text:p text:style-name="Text_20_body">Les deux compagnons cherchent un trésor inventé par <text:a xlink:type="simple" xlink:href="https://github.com/Kavekha/jdr/wiki/Namikigama" text:style-name="Internet_20_link" text:visited-style-name="Visited_20_Internet_20_Link">Namikigama</text:a> pour le crédule <text:a xlink:type="simple" xlink:href="https://github.com/Kavekha/jdr/wiki/Draky" text:style-name="Internet_20_link" text:visited-style-name="Visited_20_Internet_20_Link">Draky</text:a>, un étrange drakeide noir de 2m prétendant avoir un an d'age. </text:p>
      <text:p text:style-name="Text_20_body">Ils se cachent lorsqu'ils entendent arriver deux gobelins, qui discutent d'un trésor caché sous les ruines de la tour. Nos deux héros les suivent et découvrent une base gobeline oubliée, remplie de squelettes et de toiles d'araignée. </text:p>
      <text:p text:style-name="Text_20_body">Namikigama récupère sur le squelette assis sur un trône un étrange bracelet. Pendant leur fouille, ils sont confrontés aux deux gobelins et finissent par les vaincre. </text:p>
      <text:p text:style-name="Text_20_body">Sous la salle du trône, ils trouvent un coffre protégé par un Méphite de vent. Grâce au bracelet, Namikigama libère le Méphite de son serment de protection. Le coffre dévoile son trésor. </text:p>
      <text:p text:style-name="Text_20_body">Alors qu'ils sont sur le chemin de la sortie, Draky et Namikigama font face à une Araignée géante qui les poursuit dans la ruine, et qu'ils parviennent à distancer en lui livrant les corps des gobelins précédemment vaincus. </text:p>
      <text:p text:style-name="Standard"/>
      <text:p text:style-name="P1"><text:span text:style-name="T6">Conséquences</text:span></text:p>
      <text:list xml:id="list8700828916715650138" text:style-name="L1">
        <text:list-item>
          <text:p text:style-name="P25">Une Araignée Géante a été libérée par les deux aventuriers. </text:p>
        </text:list-item>
        <text:list-item>
          <text:p text:style-name="P25">Deux gobelins de l'armée du Seigneur-Troll <text:a xlink:type="simple" xlink:href="https://github.com/Kavekha/jdr/wiki/Vashnu" text:style-name="Internet_20_link" text:visited-style-name="Visited_20_Internet_20_Link">Vashnu</text:a> ont été tués. </text:p>
        </text:list-item>
        <text:list-item>
          <text:p text:style-name="P7">Un Méphite de Vent a été libéré de son serment par Namikigama.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9">La Traversée du retour</text:span></text:p>
      <text:p text:style-name="Standard">Jouée le 7 Juillet 2024</text:p>
      <text:p text:style-name="Standard"/>
      <text:p text:style-name="Standard"><text:span text:style-name="T2">Le voyage de retour vers Pydemian ne sera pas aussi simple que prévu: les armées du Seigneur Troll </text:span><text:a xlink:type="simple" xlink:href="https://github.com/Kavekha/jdr/wiki/Vashnu" text:style-name="Internet_20_link" text:visited-style-name="Visited_20_Internet_20_Link"><text:span text:style-name="T2">Vashnu</text:span></text:a><text:span text:style-name="T2"> sont en route vers la cité! </text:span></text:p>
      <text:p text:style-name="Standard"><text:span text:style-name="T2"/></text:p>
      <text:h text:style-name="P36" text:outline-level="2">Un nouveau compagnon </text:h>
      <text:p text:style-name="Text_20_body"><text:bookmark text:name="user-content-un-nouveau-compagnon"/>Nos deux héros font la rencontre d'un autre aventurier, <text:a xlink:type="simple" xlink:href="https://github.com/Kavekha/jdr/wiki/Jethro" text:style-name="Internet_20_link" text:visited-style-name="Visited_20_Internet_20_Link">Jethro</text:a> dit "Jet", à leur sortie des ruines de la tour. Après un échange tendu, les aventuriers s'assurent une fragile alliance après un conflit avec un groupe de gobelins. L'un d'entre eux parvient à s'enfuir. </text:p>
      <text:p text:style-name="Text_20_body">Jethro profite d'un repos du groupe pour récupérer le paquetage qu'il avait été envoyé chercher par la naine <text:a xlink:type="simple" xlink:href="https://github.com/Kavekha/jdr/wiki/Oriastr" text:style-name="Internet_20_link" text:visited-style-name="Visited_20_Internet_20_Link">Oriastr</text:a>. </text:p>
      <text:h text:style-name="P37" text:outline-level="2"><text:bookmark text:name="user-content-Rencontre_avec_le_Druide"/>Rencontre avec le Druide </text:h>
      <text:p text:style-name="Text_20_body"><text:bookmark text:name="user-content-rencontre-avec-le-druide"/>Au cours de leur voyage, <text:a xlink:type="simple" xlink:href="https://github.com/Kavekha/jdr/wiki/Draky" text:style-name="Internet_20_link" text:visited-style-name="Visited_20_Internet_20_Link">Draky</text:a> aperçoit au loin un Loup Sanguinaire. Quelques heures plus tard, dans une clairière au cœur de la foret, le groupe revoit cette créature en communication avec une meute de loups. </text:p>
      <text:p text:style-name="Text_20_body">Draky échange avec eux, et le Loup Sanguinaire se dévoile comme un druide demi-orc du nom de <text:a xlink:type="simple" xlink:href="https://github.com/Kavekha/jdr/wiki/Saark" text:style-name="Internet_20_link" text:visited-style-name="Visited_20_Internet_20_Link">Saark</text:a>. Il a bien constaté les armées de <text:a xlink:type="simple" xlink:href="https://github.com/Kavekha/jdr/wiki/Vashnu" text:style-name="Internet_20_link" text:visited-style-name="Visited_20_Internet_20_Link">Vashnu</text:a> vers Pydemian mais ce n'est pas sa préoccupation: il enquête sur des endroits où la nature se transforme en marécages putrides, et confie aux aventuriers une pierre verte pour le contacter. </text:p>
      <text:p text:style-name="Text_20_body">Le vieux demi-orc s’étonne aussi du regard de Draky: il ne pense pas que le drakeide mente sur son age, mais ne comprends pas qu'il ait atteint une telle taille. </text:p>
      <text:h text:style-name="P37" text:outline-level="2"><text:bookmark text:name="user-content-Une_menace_pour_la_ville"/>Une menace pour la ville </text:h>
      <text:p text:style-name="Text_20_body"><text:bookmark text:name="user-content-une-menace-pour-la-ville"/>Poursuivant leur voyage, les aventuriers découvrent le secret de la perle que Draky a récupéré dans le trésor sous les ruines de la tour: une boussole indiquant la direction d'un lieu souhaité par son porteur. </text:p>
      <text:p text:style-name="Text_20_body">Décidant d'éviter un village abandonné où se serait installé l'une des troupes de Vashnu, les aventuriers se rendent vers un Moulin. C'est ici qu'ils font la rencontre d'un gobelin déserteur du nom de <text:a xlink:type="simple" xlink:href="https://github.com/Kavekha/jdr/wiki/Snog" text:style-name="Internet_20_link" text:visited-style-name="Visited_20_Internet_20_Link">Snog</text:a>, qu'ils laissent vivre après qu'il leur ait fourni les informations souhaitées: Le gnoll <text:a xlink:type="simple" xlink:href="https://github.com/Kavekha/jdr/wiki/Hagren" text:style-name="Internet_20_link" text:visited-style-name="Visited_20_Internet_20_Link">Hagren</text:a> est à la tête de la troupe du village abandonné, et il escorte le gobelin artificier du nom de <text:a xlink:type="simple" xlink:href="https://github.com/Kavekha/jdr/wiki/Docteur-Boum-Boum" text:style-name="Internet_20_link" text:visited-style-name="Visited_20_Internet_20_Link">Docteur Boum-Boum</text:a> dont l'objectif est de faire exploser une muraille de Pydemian pour laissé l'armée de Vashnu pénétrer dans la cité et la renverser. Le dit Vashnu est un Seigneur Troll membre du culte d'une divinité nommée "<text:a xlink:type="simple" xlink:href="https://github.com/Kavekha/jdr/wiki/Dévoreur" text:style-name="Internet_20_link" text:visited-style-name="Visited_20_Internet_20_Link">Le Devoreur</text:a>". </text:p>
      <text:h text:style-name="P37" text:outline-level="2"><text:bookmark text:name="user-content-Confronter_le_convoi"/>Confronter le convoi </text:h>
      <text:p text:style-name="Text_20_body"><text:bookmark text:name="user-content-confronter-le-convoi"/>Le groupe hésite à intervenir contre le convoi mené par Hagren et le Docteur Boum-boum. Draky est insistant pour aller au combat, et les aventuriers arrivent à un compromis: ils vont voir la composition de la troupe et selon le risque tenteront leur chance. </text:p>
      <text:p text:style-name="Text_20_body">Ils y constatent une troupe d'une cinquantaine de gobelins, et décident de tenter une embuscade dans un bosquet que la troupe traversera en chemin vers Pydemian. </text:p>
      <text:p text:style-name="Text_20_body">Grace à une diversion de <text:a xlink:type="simple" xlink:href="https://github.com/Kavekha/jdr/wiki/Namikigama" text:style-name="Internet_20_link" text:visited-style-name="Visited_20_Internet_20_Link">Namikigama</text:a>, une flèche enflammée de Jethro et un sort d'amplification de Draky, le groupe d'aventuriers parvient à faire exploser les tonneaux de poudre portés par un <text:soft-page-break/>chariot. Cela emporte le docteur boum-boum, enflamme Hagren et explose une grande partie des gobelins. Les autres fuient. </text:p>
      <text:h text:style-name="P37" text:outline-level="2"><text:bookmark text:name="user-content-Retour_dans_la_Cit"/>Retour dans la Cité </text:h>
      <text:p text:style-name="Text_20_body"><text:bookmark text:name="user-content-retour-dans-la-cité"/>Les aventuriers se rendent vers un passage secret connu de Jethro et Draky pour retourner dans la basse ville de Pydemian, constatant par la même occasion que les troupes de Vashnu s'installent autour de la cité pour commencer son siège. </text:p>
      <text:p text:style-name="Text_20_body">A la sortie du passage les accueille Oriastr et ses hommes de la guilde des voleurs. Jethro lui confie le paquetage obtenu. Oriastr ouvre le paquetage: c'est un miroir. Namikigama a juste le temps d'y voir une grande étendue d'arbres et une fumée noire qui s'élève. Oriastr murmure: "<text:span text:style-name="T1">Ici aussi...</text:span>". </text:p>
      <text:p text:style-name="Text_20_body"/>
      <text:p text:style-name="P1"><text:span text:style-name="T6">Conséquences</text:span></text:p>
      <text:list xml:id="list8554417565032124890" text:style-name="L2">
        <text:list-item>
          <text:p text:style-name="P26">La muraille de Pydemian a été sauvée, mais personne ne le sait. </text:p>
        </text:list-item>
        <text:list-item>
          <text:p text:style-name="P26">Snog le gobelin déserteur retourne dans son village dans les montagnes du sud de la région. </text:p>
        </text:list-item>
        <text:list-item>
          <text:p text:style-name="P26">Le Demi-Orc Saark a connaissance de Draky, mais ce n'est pas sa priorité pour le moment. </text:p>
        </text:list-item>
        <text:list-item>
          <text:p text:style-name="P26">Il existe des gobelins survivants du convoi, qui savent la vérité sur ce qui s'est passé avec les aventuriers. </text:p>
        </text:list-item>
        <text:list-item>
          <text:p text:style-name="P8">Oriastr fait la rencontre de Draky et Namikigama. Elle récupère aussi ce miroir magique.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pan text:style-name="T10">De l'Abime il vous regarde</text:span></text:h>
      <text:p text:style-name="Text_20_body">Jouée le 12 Juillet 2024</text:p>
      <text:p text:style-name="Text_20_body"><text:span text:style-name="T2">La cité de Pydemian est assiégée par les armées de </text:span><text:a xlink:type="simple" xlink:href="https://github.com/Kavekha/jdr/wiki/Vashnu" text:style-name="Internet_20_link" text:visited-style-name="Visited_20_Internet_20_Link"><text:span text:style-name="T2">Vashnu</text:span></text:a><text:span text:style-name="T2">, au nom du </text:span><text:a xlink:type="simple" xlink:href="https://github.com/Kavekha/jdr/wiki/Dévoreur" text:style-name="Internet_20_link" text:visited-style-name="Visited_20_Internet_20_Link"><text:span text:style-name="T2">Dévoreur</text:span></text:a><text:span text:style-name="T2">. La défense est assurée par </text:span><text:a xlink:type="simple" xlink:href="https://github.com/Kavekha/jdr/wiki/Isolde" text:style-name="Internet_20_link" text:visited-style-name="Visited_20_Internet_20_Link"><text:span text:style-name="T2">Isolde</text:span></text:a><text:span text:style-name="T2">, chevalière d</text:span><text:a xlink:type="simple" xlink:href="https://github.com/Kavekha/jdr/wiki/Alidane" text:style-name="Internet_20_link" text:visited-style-name="Visited_20_Internet_20_Link"><text:span text:style-name="T2">Alidane</text:span></text:a><text:span text:style-name="T2"> pour le compte du Prince-Marchand </text:span><text:a xlink:type="simple" xlink:href="https://github.com/Kavekha/jdr/wiki/Flavian-de-Pydemian" text:style-name="Internet_20_link" text:visited-style-name="Visited_20_Internet_20_Link"><text:span text:style-name="T2">Flavian de Pydemian</text:span></text:a><text:span text:style-name="T2">. </text:span></text:p>
      <text:p text:style-name="P9">Dans le quartier maritime de la basse-ville, des nappes de brouillard sont le centre de rumeurs: des disparitions auraient lieues. </text:p>
      <text:h text:style-name="Heading_20_2" text:outline-level="2"><text:span text:style-name="T4">Une mission de Oriastr </text:span></text:h>
      <text:p text:style-name="Text_20_body"><text:bookmark text:name="user-content-une-mission-de-oriastr"/>Nos aventuriers sont invités par la cheffe officieuse de la basse ville, <text:a xlink:type="simple" xlink:href="https://github.com/Kavekha/jdr/wiki/Oriastr" text:style-name="Internet_20_link" text:visited-style-name="Visited_20_Internet_20_Link">Oriastr</text:a>, pour une mission pour laquelle <text:a xlink:type="simple" xlink:href="https://github.com/Kavekha/jdr/wiki/Namikigama" text:style-name="Internet_20_link" text:visited-style-name="Visited_20_Internet_20_Link">Namikigama</text:a> négocie une bonne somme d'or. </text:p>
      <text:p text:style-name="Text_20_body">Sur place, ils font la rencontre de <text:a xlink:type="simple" xlink:href="https://github.com/Kavekha/jdr/wiki/Jager" text:style-name="Internet_20_link" text:visited-style-name="Visited_20_Internet_20_Link">Jager</text:a>, une légende locale de la basse ville. Chacun l'imaginait plus grand. </text:p>
      <text:p text:style-name="Text_20_body">La Naine leur parle de disparitions dans le quartier maritime, de nappes de brouillard empêchant l'arrivée des bateaux marchands nécessaires à tenir le siège. </text:p>
      <text:p text:style-name="Text_20_body">Elle s'inquiète aussi de l'absence de son agent <text:a xlink:type="simple" xlink:href="https://github.com/Kavekha/jdr/wiki/Pelfort" text:style-name="Internet_20_link" text:visited-style-name="Visited_20_Internet_20_Link">Pelfort</text:a>, qu'elle a envoyé enquêter avant eux. </text:p>
      <text:p text:style-name="Text_20_body">Elle s'interroge aussi sur les intentions de la pirate <text:a xlink:type="simple" xlink:href="https://github.com/Kavekha/jdr/wiki/Marigold" text:style-name="Internet_20_link" text:visited-style-name="Visited_20_Internet_20_Link">Marigold</text:a>, invitée par le <text:a xlink:type="simple" xlink:href="https://github.com/Kavekha/jdr/wiki/Flavian-de-Pydemian" text:style-name="Internet_20_link" text:visited-style-name="Visited_20_Internet_20_Link">Prince Marchand</text:a> pour protéger la cité. </text:p>
      <text:p text:style-name="Text_20_body">Le bras droit de la Naine, <text:a xlink:type="simple" xlink:href="https://github.com/Kavekha/jdr/wiki/Jeffrey" text:style-name="Internet_20_link" text:visited-style-name="Visited_20_Internet_20_Link">Jeffrey</text:a>, fourni l'équipe en matériel et se chargera de la suite de l'opération. </text:p>
      <text:h text:style-name="P37" text:outline-level="2"><text:bookmark text:name="user-content-Dans_le_quartier_maritime"/>Dans le quartier maritime </text:h>
      <text:p text:style-name="Text_20_body"><text:bookmark text:name="user-content-dans-le-quartier-maritime"/>Les aventuriers se répartissent pour obtenir des informations. La rumeur parle principalement de créatures monstrueuses. Jethro entends parler par ses contacts de leur concentration dans les profondeurs d'une grotte utilisée pour la contrebande. </text:p>
      <text:h text:style-name="P37" text:outline-level="2"><text:bookmark text:name="user-content-Altercation_avec_la_noblesse"/>Altercation avec la noblesse </text:h>
      <text:p text:style-name="Text_20_body"><text:bookmark text:name="user-content-altercation-avec-la-noblesse"/>Un noble escorté par quelques soldats passe dans le quartier, et par erreur Namikigama tient un propos insultant à son encontre, que le noble entends. Tous les autres aventuriers l'ont bien reconnu : il s'agit de <text:a xlink:type="simple" xlink:href="https://github.com/Kavekha/jdr/wiki/Flavian-de-Pydemian" text:style-name="Internet_20_link" text:visited-style-name="Visited_20_Internet_20_Link">Flavian de Pydemian</text:a>. </text:p>
      <text:p text:style-name="Text_20_body">Curieusement, le noble décide de s'en prendre à <text:a xlink:type="simple" xlink:href="https://github.com/Kavekha/jdr/wiki/Draky" text:style-name="Internet_20_link" text:visited-style-name="Visited_20_Internet_20_Link">Draky</text:a> bien que ce soit évident pour chacun que la responsable soit Namikigama. </text:p>
      <text:p text:style-name="Text_20_body">Le héros local Jager prends la parole pour mettre fin au conflit contre le tyran. L'agitation du lieu oblige le Prince-Marchand à partir en sauvant la face comme il peut. </text:p>
      <text:h text:style-name="P37" text:outline-level="2"><text:bookmark text:name="user-content-Suivis"/>Suivis </text:h>
      <text:p text:style-name="Text_20_body"><text:bookmark text:name="user-content-suivis"/>Le groupe décide de se rendre à l'auberge pour obtenir de nouvelles informations et se reposer. C'est ici que Namikigama revoit la jeune <text:a xlink:type="simple" xlink:href="https://github.com/Kavekha/jdr/wiki/Chloé" text:style-name="Internet_20_link" text:visited-style-name="Visited_20_Internet_20_Link">Chloé</text:a>, dont elle est responsable de la déchéance sociale, en servante ce qui la gène terriblement. Mais la présence de Jager détourne l'attention. </text:p>
      <text:p text:style-name="Text_20_body">Les aventuriers décident de se rendre à la grotte des contrebandiers, d'où viendraient les monstres-poissons mentionnés ici et là dans les rumeurs. Alors qu'ils passent rue par rue Jethro se sent espionné et se cache. Deux humains suivent le groupe, des professionnels, mais Jethro parvient à les surprendre. </text:p>
      <text:p text:style-name="Text_20_body">L'interrogatoire qui suit permets d'apprendre qu'il s'agit d'espions de Pydemian, envoyé par le <text:soft-page-break/>Prince Marchand pour garder Jager. Questionné sur l’intérêt de leur employeur pour Draky, ils ne peuvent répondre spécifiquement mais expliquent que d'autres drakeides sont visés et capturés. Les deux espions sont renvoyés, et le groupe pénètre dans la grotte. </text:p>
      <text:h text:style-name="P37" text:outline-level="2"><text:bookmark text:name="user-content-Le_Rituel_de_lOeil_des_Abysses"/>Le Rituel de l'Oeil des Abysses. </text:h>
      <text:p text:style-name="Text_20_body"><text:bookmark text:name="user-content-le-rituel-de-loeil-des-abysses"/>Après avoir traversé plusieurs obstacles, les aventuriers arrivent en surplomb d'une grotte de grande taille au centre de laquelle se trouve un bassin. Devant le bassin, à distance des héros, une stèle et des escaliers montant vers un mur. </text:p>
      <text:p text:style-name="Text_20_body">A ce bassin, des créatures-poissons chantent un cantique. Un humain, bien vêtu, est agenouillé devant un être de grande taille, en toge, avec un corps et visage de poisson. L'humain est Flavian de Pydemian, et au Prêtre de l<text:a xlink:type="simple" xlink:href="https://github.com/Kavekha/jdr/wiki/Oeil%20des%20Abysses" text:style-name="Internet_20_link" text:visited-style-name="Visited_20_Internet_20_Link">Oeil des Abysses</text:a>, il promets d'offrir la basse-ville pour briser le siège infligé par les armées du seigneur Troll <text:a xlink:type="simple" xlink:href="https://github.com/Kavekha/jdr/wiki/Vashnu" text:style-name="Internet_20_link" text:visited-style-name="Visited_20_Internet_20_Link">Vashnu</text:a>. </text:p>
      <text:p text:style-name="Text_20_body">Jager ouvre le combat par un tir à l'arc contre le Prince-Marchand. Namikigama et Draky repoussent les cultistes homme-poissons. Jethro va au corps à corps et capture le Prince-Marchand alors qu'une flèche de Jager achève le prêtre homme-poisson. Celui-ci va chuter dans le bassin, une tentacule l'emporte. </text:p>
      <text:p text:style-name="Text_20_body">Les autres homme-poissons survivants se jettent dans le bassin dont l'eau se retire en profondeur pour ne laisser voir plus qu'un œil gigantesque en son fond. Namikigama se trouve hypnotisée, et ne doit son salut qu'à l'intervention de Draky. </text:p>
      <text:h text:style-name="P37" text:outline-level="2"><text:bookmark text:name="user-content-Prisonnire_et_interrogatoire"/>Prisonnière et interrogatoire </text:h>
      <text:p text:style-name="Text_20_body"><text:bookmark text:name="user-content-prisonnière-et-interrogatoire"/>Alors qu'ils tiennent le Prince-Marchand, les aventuriers découvrent proche de la stèle une elfe prisonnière dans une cage qu'ils libèrent: <text:a xlink:type="simple" xlink:href="https://github.com/Kavekha/jdr/wiki/Shizumi" text:style-name="Internet_20_link" text:visited-style-name="Visited_20_Internet_20_Link">Shizumi</text:a>. Elle avait été capturée en haute-ville lors d'une représentation, et destinée à un sacrifice pour l'Oeil des Abysses. </text:p>
      <text:p text:style-name="Text_20_body">Jethro et Jager cherchent un passage secret au bout des escaliers vers lequel fuyait le Prince Marchand, sans succès. </text:p>
      <text:p text:style-name="Text_20_body">Les aventuriers interrogent le Prince Marchand, qui sous la menace leur montre comment ouvrir le passage avec un médaillon à l'effigie de l'Oeil des Abysses. Il semble clair aux aventuriers que ce passage conduit au palais de la haute ville de Pydemian, un endroit probablement extrêmement dangereux pour eux qu'ils décident de ne pas visiter. </text:p>
      <text:p text:style-name="Text_20_body">Jethro pose la question de l’intérêt du Prince Marchand pour Draky et les autres Drakeides. Flavian de Pydemian explique qu'un allié, le <text:a xlink:type="simple" xlink:href="https://github.com/Kavekha/jdr/wiki/Orryn-Pilwiken" text:style-name="Internet_20_link" text:visited-style-name="Visited_20_Internet_20_Link">Roi Sorcier</text:a>, est prêt à assister Pydemian contre les forces de Vashnu en échange de drakeides. Le Prince-Marchand est prêt à tout pour briser le siège qui lui est imposé. </text:p>
      <text:h text:style-name="P37" text:outline-level="2"><text:bookmark text:name="user-content-Quiproquo_et_conflits"/>Quiproquo et conflits. </text:h>
      <text:p text:style-name="Text_20_body"><text:bookmark text:name="user-content-quiproquo-et-conflits"/>Le groupe décide de revenir à la surface par l'endroit d'où il venait, avec un Flavian de Pydemian attaché. Le noble profite d'un moment d'isolation pour tenter de corrompre Jager qui rejette la proposition de le libérer. </text:p>
      <text:p text:style-name="Text_20_body">Jethro souhaite livrer le Prince Marchand à Oriastr pour que la basse ville juge sa trahison. Le groupe envoi un jeune garçon prévenir la Naine. </text:p>
      <text:p text:style-name="Text_20_body">Une heure plus tard, le bruit de cavaliers et d'armure se fait entendre à distance, plus loin dans le quartier. Le groupe décide de changer de lieu, tandis que Draky va voir, suivi de loin par Namikigama. Le groupe de cavaliers et soldats à pied échange avec l'un des espions de Pydemian qui leur indique la direction de la grotte, où se trouve le reste du groupe et leur prisonnier. Draky se <text:soft-page-break/>fait repérer, mais sa connaissance des lieux lui permets de les semer et rejoindre les autres aventuriers. </text:p>
      <text:p text:style-name="Text_20_body">Dans le même moment, Namikigama aperçoit d'autres combattants approcher du lieu de rendez-vous, qu'elle estime être des renforts et se cache dans la foule. </text:p>
      <text:p text:style-name="Text_20_body">Alors qu'elle tente de rejoindre le groupe, elle s’aperçoit que les combattants aperçus sont en réalité menés par Jeffrey, et répondent à l'appel de Jethro. Ils se retrouvent en tête à tête avec les cavaliers et soldats de Pydemian, et la tension monte. </text:p>
      <text:p text:style-name="Text_20_body">Namikigama va prévenir son groupe qu'elle retrouve par chance, et les aventuriers décident de porter assistance. La population de la basse ville est aussi venue, et les soldats partent plutôt que de risquer leur vie. </text:p>
      <text:p text:style-name="Text_20_body">Jeffrey est choqué par la révélation sur Flavian de Pydemian. Il le fait enfermé dans un tonneau et l'emporte dans le quartier général de la guilde des voleurs, promettant de partager avec Jethro les informations qu'ils obtiendront lors de l'interrogatoire du Prince Marchand. </text:p>
      <text:p text:style-name="Text_20_body"/>
      <text:p text:style-name="P1"><text:span text:style-name="T6">Conséquences</text:span></text:p>
      <text:list xml:id="list1926081496532142560" text:style-name="L5">
        <text:list-item>
          <text:p text:style-name="P11">Le passage secret vers le palais de la haute-ville est scellé dés que les membres du culte s’aperçoivent qu'il a été découvert.</text:p>
        </text:list-item>
      </text:list>
      <text:list xml:id="list3023462415170736330" text:style-name="L4">
        <text:list-item>
          <text:p text:style-name="P27">La disparition du Prince-Marchand de Pydemian provoque une importante forme de panique dans la haute ville. </text:p>
        </text:list-item>
        <text:list-item>
          <text:p text:style-name="P27">Isolde prends la tête de l'armée de Pydemian, pendant que les rumeurs d'un conseil pour diriger la ville se diffusent. </text:p>
        </text:list-item>
        <text:list-item>
          <text:p text:style-name="P27">Oriastr acquiert un informateur de haute qualité, et gagne en influence grâce à ses informations. </text:p>
        </text:list-item>
        <text:list-item>
          <text:p text:style-name="P10">L'Oeil des Abysses perds une influence directe sur la cité de Pydemian, mais peut compter encore sur l'aristocratie. </text:p>
        </text:list-item>
      </text:list>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oft-page-break/><text:span text:style-name="T11">Les Choses d'en dessous</text:span></text:p>
      <text:p text:style-name="P12"><text:span text:style-name="T5">Jouée le 15 Juillet, le 3 et 10 Aout 2024.</text:span></text:p>
      <text:p text:style-name="P12"><text:span text:style-name="T3"/></text:p>
      <text:p text:style-name="P12"><text:span text:style-name="T3">Les aventuriers escortent le savant Nain </text:span><text:a xlink:type="simple" xlink:href="https://github.com/Kavekha/jdr/wiki/Eimrich" text:style-name="Internet_20_link" text:visited-style-name="Visited_20_Internet_20_Link"><text:span text:style-name="T3">Eimrich</text:span></text:a><text:span text:style-name="T3"> dans une expédition sous la cité de Pyralan à la demande de </text:span><text:a xlink:type="simple" xlink:href="https://github.com/Kavekha/jdr/wiki/Jeffrey" text:style-name="Internet_20_link" text:visited-style-name="Visited_20_Internet_20_Link"><text:span text:style-name="T3">Jeffrey</text:span></text:a><text:span text:style-name="T3">. Ils vont y découvrir l'origine du culte de l' </text:span><text:a xlink:type="simple" xlink:href="https://github.com/Kavekha/jdr/wiki/Oeil-des-abysses" text:style-name="Internet_20_link" text:visited-style-name="Visited_20_Internet_20_Link"><text:span text:style-name="T3">Oeil des Abysses</text:span></text:a><text:span text:style-name="T3"> et bien d'autres secrets. </text:span></text:p>
      <text:h text:style-name="P39" text:outline-level="1"><text:span text:style-name="T4">Contexte</text:span></text:h>
      <text:p text:style-name="P12"><text:span text:style-name="T5">Les nappes de brouillard ont cessés depuis que le prêtre de l' </text:span><text:a xlink:type="simple" xlink:href="https://github.com/Kavekha/jdr/wiki/Oeil-des-abysses" text:style-name="Internet_20_link" text:visited-style-name="Visited_20_Internet_20_Link"><text:span text:style-name="T5">Oeil des Abysses</text:span></text:a><text:span text:style-name="T5"> a été tué. La cité de Pydemian peut de nouveau être approvisionnée. </text:span></text:p>
      <text:p text:style-name="Text_20_body">La disparition du Prince Marchand <text:a xlink:type="simple" xlink:href="https://github.com/Kavekha/jdr/wiki/Flavian-de-Pydemian" text:style-name="Internet_20_link" text:visited-style-name="Visited_20_Internet_20_Link">Flavian de Pydemian</text:a> provoque des remous dans la haute ville, mais une régence semble se mettre en place. </text:p>
      <text:p text:style-name="Text_20_body">Le siège des armées du Seigneur Troll <text:a xlink:type="simple" xlink:href="https://github.com/Kavekha/jdr/wiki/Vashnu" text:style-name="Internet_20_link" text:visited-style-name="Visited_20_Internet_20_Link">Vashnu</text:a> se poursuit, et la population craint un assaut imminent. </text:p>
      <text:h text:style-name="P38" text:outline-level="1"><text:bookmark text:name="user-content-Expdition_dans_les_profondeurs_Session_1"/>Expédition dans les profondeurs (Session 1) </text:h>
      <text:h text:style-name="P37" text:outline-level="2"><text:bookmark text:name="user-content-expédition-dans-les-profondeurs-session-1"/><text:bookmark text:name="user-content-Une_escorte_vers_les_profondeurs"/>Une escorte vers les profondeurs. </text:h>
      <text:p text:style-name="Text_20_body"><text:bookmark text:name="user-content-une-escorte-vers-les-profondeurs"/>C'est <text:a xlink:type="simple" xlink:href="https://github.com/Kavekha/jdr/wiki/Jeffrey" text:style-name="Internet_20_link" text:visited-style-name="Visited_20_Internet_20_Link">Jeffrey</text:a>, pour le compte de <text:a xlink:type="simple" xlink:href="https://github.com/Kavekha/jdr/wiki/Oriastr" text:style-name="Internet_20_link" text:visited-style-name="Visited_20_Internet_20_Link">Oriastr</text:a>, qui réuni les aventuriers. Il partage quelques informations obtenues de leur nouveau prisonnier. Il souhaite leur assistance pour explorer plus en profondeur les grottes associées à ce temple de l'Oeil des Abysses, en escortant un savant nain du nom de <text:a xlink:type="simple" xlink:href="https://github.com/Kavekha/jdr/wiki/Eimrich" text:style-name="Internet_20_link" text:visited-style-name="Visited_20_Internet_20_Link">Eimrich</text:a>. </text:p>
      <text:h text:style-name="P37" text:outline-level="2"><text:bookmark text:name="user-content-Ce_que_lon_peut_trouver_sous_la_cit"/>Ce que l'on peut trouver sous la cité. </text:h>
      <text:p text:style-name="Text_20_body"><text:bookmark text:name="user-content-ce-que-lon-peut-trouver-sous-la-cité"/>Les aventuriers pénètrent dans la grotte de nouveau, camouflés par la guilde dans la Basse Ville. Ils descendent dans un boyau étrange, créé semble-t-il par un ver géant. Alors qu'ils se laissent glisser, ils réalisent bien vite que ce ver géant existe encore dans les sols sous la cité de Pydemian. </text:p>
      <text:p text:style-name="Text_20_body">Les aventuriers découvrent au delà de ce boyau une énorme surface sous la terre, sous la cité: des tentacules immenses se propagent au milieu de ruines et d’énormes roches rependus partout. L'une de ces tentacules s'accroche à une tour, vers laquelle les aventuriers décident de se rendre. Des cliquetis autour d'eux se révèlent être des crabes géants qui les attaquent. Une première vague est repoussée, mais lorsque la seconde vague frappe les aventuriers sont séparés : <text:a xlink:type="simple" xlink:href="https://github.com/Kavekha/jdr/wiki/Shizumi" text:style-name="Internet_20_link" text:visited-style-name="Visited_20_Internet_20_Link">Shizumi</text:a>, <text:a xlink:type="simple" xlink:href="https://github.com/Kavekha/jdr/wiki/Jager" text:style-name="Internet_20_link" text:visited-style-name="Visited_20_Internet_20_Link">Jager</text:a> et <text:a xlink:type="simple" xlink:href="https://github.com/Kavekha/jdr/wiki/Boggard" text:style-name="Internet_20_link" text:visited-style-name="Visited_20_Internet_20_Link">Boggard</text:a>, le garde du corps de <text:a xlink:type="simple" xlink:href="https://github.com/Kavekha/jdr/wiki/Eimrich" text:style-name="Internet_20_link" text:visited-style-name="Visited_20_Internet_20_Link">Eimrich</text:a> sont perdus de vue. </text:p>
      <text:h text:style-name="P38" text:outline-level="1"><text:bookmark text:name="user-content-Exploration_Session_2"/>Exploration (Session 2) </text:h>
      <text:h text:style-name="P37" text:outline-level="2"><text:bookmark text:name="user-content-exploration-session-2"/><text:bookmark text:name="user-content-Exploration_Les_fouilles_et_le_Pont"/>Exploration: Les fouilles et le Pont. </text:h>
      <text:p text:style-name="Text_20_body"><text:bookmark text:name="user-content-exploration-les-fouilles-et-le-pont"/>Traversant d'abord des ruines en bois, les aventuriers parviennent à un pont ornementé de statues sommaires d'un coté, représentant des guerriers humains qu'ils prennent d'abord pour de potentielles créatures: gargouilles ou trolls. De l'autre coté, juste les socles : les statues ont été retirés. Selon Eimrich, celles-là devaient être naines. </text:p>
      <text:p text:style-name="Text_20_body">De l'autre coté du pont, les bâtisses sont désormais en pierre. Le Nain fouille et trouve ici et là des pierres, sans quitter des yeux <text:a xlink:type="simple" xlink:href="https://github.com/Kavekha/jdr/wiki/Namikigama" text:style-name="Internet_20_link" text:visited-style-name="Visited_20_Internet_20_Link">Namikigama</text:a>. Le chemin vers la tour, objectif de leur visite, est interrompu par l'une des tentacules gigantesques du Kraken sous les roches. </text:p>
      <text:h text:style-name="P37" text:outline-level="2"><text:bookmark text:name="user-content-Trois_silhouettes"/><text:soft-page-break/>Trois silhouettes </text:h>
      <text:p text:style-name="Text_20_body"><text:bookmark text:name="user-content-trois-silhouettes"/>Namikigama remarque alors au loin, en hauteur, la lumière d'une torche éclairant trois silhouettes et va en éclaireuse voir de quoi il s'agit. Eimrich s'imagine qu'il s'agit de concurrents, et veut foncer vers la tour avant eux. Alors qu'elle arrive au pied du lac, <text:a xlink:type="simple" xlink:href="https://github.com/Kavekha/jdr/wiki/Namikigama" text:style-name="Internet_20_link" text:visited-style-name="Visited_20_Internet_20_Link">Namikigama</text:a> se fait remarquer par les trois silhouettes à 20m de haut, proches de la cascade. </text:p>
      <text:p text:style-name="Text_20_body"><text:a xlink:type="simple" xlink:href="https://github.com/Kavekha/jdr/wiki/Draky" text:style-name="Internet_20_link" text:visited-style-name="Visited_20_Internet_20_Link">Draky</text:a> salut en criant, et donne son nom. Cela rassure les silhouettes qui s'avèrent être Jager, Shizumi et Boggard. Ils ont des cavernes à explorer derrière les cascades, et pensent pouvoir en trouver la sortie ici. </text:p>
      <text:h text:style-name="P37" text:outline-level="2"><text:bookmark text:name="user-content-Dangers__venir"/>Dangers à venir </text:h>
      <text:p text:style-name="Text_20_body"><text:bookmark text:name="user-content-dangers-à-venir"/>Le groupe d'aventuriers reprends son chemin vers la Tour, en suivant le lac créé par les cascades d'eaux que la mer déverse dans cette grotte. Jethro réalise que la partie de la vieille ville qu'ils sont en train de franchir est sous le niveau de l'eau, et sera certainement noyé à la prochaine marée haute. Le groupe décide alors de remonter plus à l’intérieur des ruines la ville. </text:p>
      <text:p text:style-name="Text_20_body">C'est là que le groupe découvre un bâtiment plus impressionnant que les autres, fermé par une énorme porte métallique. Le symbole de l'Oeil des Abysses est gravé au dessus. Eimrich estime qu'il s'agit d'un caveau à trésors nain: il faut donc le fouiller. <text:a xlink:type="simple" xlink:href="https://github.com/Kavekha/jdr/wiki/Draky" text:style-name="Internet_20_link" text:visited-style-name="Visited_20_Internet_20_Link">Draky</text:a> frappe violemment dans la porte en métal qui résonne. Jethro entends des grognements venant du bâtiment. Plus inquiétant, il ressent aussi les vibrations du sol, produites par le Grand Ver. Le groupe se prépare, et Jethro crochète la porte et l'ouvre : des dizaines de zombis Nains sont dévoilés. </text:p>
      <text:h text:style-name="P37" text:outline-level="2"><text:bookmark text:name="user-content-Les_Nains_Maudits"/>Les Nains Maudits </text:h>
      <text:p text:style-name="Text_20_body"><text:bookmark text:name="user-content-les-nains-maudits"/>Les zombis Nains ne manifestent pas d’intérêt pour le groupe, juste de la curiosité pour le feu. Une flamme projeté par Draky leur permets de constater qu'au fond du couloir principal du bâtiment se trouve un autre zombi nain mais qui semble entravé. </text:p>
      <text:p text:style-name="Text_20_body">Namikigama attaque un zombi qui ne lui manifeste pas d’intérêt et fini par s'effondrer au sol. Il faudra plusieurs coups pour enfin le faire s'effondrer : il semblait se révéler à chaque fois. </text:p>
      <text:p text:style-name="Text_20_body">Utilisant des torches pour détourner l'attention des zombis, les aventuriers fouillent les cellules alentours mais rien de vraiment intéressant. Draky avance au bout du couloir, rejoint par Jethro. Le zombi Nain est coulé dans du goudron, ses bras entravés par des menottes de fer portant la marque de l'Oeil des Abysses. Devant lui, une épée courte avec des runes naines, sans doute magique, et l'inscription <text:a xlink:type="simple" xlink:href="https://github.com/Kavekha/jdr/wiki/Devonroar" text:style-name="Internet_20_link" text:visited-style-name="Visited_20_Internet_20_Link"><text:span text:style-name="T1">Devonroar</text:span></text:a><text:span text:style-name="T1"> : que l'Oeil le maudisse pour sa trahison</text:span>. Draky ramasse l'épée et la tends à Devonroar, qui l'entaille aussitôt. Jethro la lui reprends et la montre à Eimrich. En accord avec leur contrat, il récupère l'arme pour lui et explique que Devonroar est un ancien Héros Nain, d'il y a plusieurs siècles, en guerre contre le <text:a xlink:type="simple" xlink:href="https://github.com/Kavekha/jdr/wiki/Dévoreur" text:style-name="Internet_20_link" text:visited-style-name="Visited_20_Internet_20_Link">Dévoreur</text:a> et ses troupes. </text:p>
      <text:p text:style-name="Text_20_body">Les zombis commencent à s'agacer, certains ont pris feu et attaquent Namikigama. Le groupe fuit et quitte les lieux, pour se mettre à l'abri. </text:p>
      <text:h text:style-name="P37" text:outline-level="2"><text:bookmark text:name="user-content-Le_point_dhistoire"/>Le point d'histoire </text:h>
      <text:p text:style-name="Text_20_body"><text:bookmark text:name="user-content-le-point-dhistoire"/>Jethro et Eimrich font le point sur l'histoire: Le Kraken - oeil des abysses ? - aurait été invoqué par les humains, et ceux-ci ont été opposés aux Nains qui furent zombifiés. Devonroar, le Héros Nain, se serait opposé aux partisans du Dévoreur avant d'être trahi par les humains. </text:p>
      <text:p text:style-name="Text_20_body">Jethro s'inquiète d'être entre deux opposants formidables : l'aristocratie au service de l'Oeil des Abysses et l'armée assiégeant Pydemian au service du Dévoreur. Eimrich craint le Kraken sous les roches et le Grand Ver, menace plus immédiate. </text:p>
      <text:h text:style-name="Heading_20_1" text:outline-level="1"><text:bookmark text:name="user-content-La_Tour_du_Venerable_Session_3"/><text:soft-page-break/><text:span text:style-name="T4">La Tour du Venerable (Session 3)</text:span> </text:h>
      <text:h text:style-name="P37" text:outline-level="2"><text:bookmark text:name="user-content-la-tour-du-venerable-session-3"/><text:bookmark text:name="user-content-Pntrer_la_tour"/>Pénétrer la tour </text:h>
      <text:p text:style-name="Text_20_body"><text:bookmark text:name="user-content-pénétrer-la-tour"/>Alors que les voila devant la tour, les aventuriers ressentent toujours les vibrations: elles se meuvent vers le Kraken sous les roches. <text:a xlink:type="simple" xlink:href="https://github.com/Kavekha/jdr/wiki/Draky" text:style-name="Internet_20_link" text:visited-style-name="Visited_20_Internet_20_Link">Draky</text:a> entends plus spécifiquement des tambours dans cette zone. </text:p>
      <text:p text:style-name="Text_20_body">Les aventuriers passent le tentacule qui recouvre l'entrée, et manquent de marcher sur une rune magique gravée dans une dalle. Autour d'eux, contre le mur ovale, des squelettes armés semblent attendre une erreur de leur part pour s’éveiller. Draky, persuadé que marcher sur la rune leur assurera une protection contre eux, en est empêché par ses camarades. </text:p>
      <text:p text:style-name="Text_20_body">La fouille du rez-de-chaussé de la tour ne permets de trouver aucun trésor. Mais <text:a xlink:type="simple" xlink:href="https://github.com/Kavekha/jdr/wiki/Jethro" text:style-name="Internet_20_link" text:visited-style-name="Visited_20_Internet_20_Link">Jethro</text:a> découvre contre le mur une fresque a demi-cachée par la poussière. Elle semble raconter l'histoire de la fondation de la première cité de Pydemian. </text:p>
      <text:h text:style-name="P37" text:outline-level="2"><text:bookmark text:name="user-content-Lhistoire_de_la_Fresque"/>L'histoire de la Fresque </text:h>
      <text:p text:style-name="Text_20_body"><text:bookmark text:name="user-content-lhistoire-de-la-fresque"/>D'après ces gravures faites de formes simples, des humains et des nains sont arrivés en bateau dans cette région. Ils y ont battis une ville, et subit les attaques de créatures. Un <text:a xlink:type="simple" xlink:href="https://github.com/Kavekha/jdr/wiki/Venerable" text:style-name="Internet_20_link" text:visited-style-name="Visited_20_Internet_20_Link">grand personnage</text:a>, armé d'un bouclier et d'une épée, s'est tourné vers le symbole de l'Oeil des Abysses avec le soutien des autres humains mais pas celui des nains. L'Oeil a détruit les créatures. </text:p>
      <text:p text:style-name="Text_20_body">Toujours selon cette fresque, les Nains ont fait tomber des roches sur l'Oeil, provoquant la colère des humains qui les ont enfermés dans une bâtisse et les ont maudits. </text:p>
      <text:p text:style-name="Text_20_body">Un nain cependant semble y avoir échappé, et ce nain a fait tomber sur la cité des rochers. C'est sur ces rochers que se serait construit la nouvelle ville de Pydemian, sous la protection de l'Oeil des Abysses. </text:p>
      <text:h text:style-name="P37" text:outline-level="2"><text:bookmark text:name="user-content-Explorer_la_Tour"/>Explorer la Tour. </text:h>
      <text:p text:style-name="Text_20_body"><text:bookmark text:name="user-content-explorer-la-tour"/>Les aventuriers montent chaque étage, et chacun dévoile un peu plus l'histoire de la fresque. Chaque étage aussi a ses runes et ses gardiens squelettes. <text:a xlink:type="simple" xlink:href="https://github.com/Kavekha/jdr/wiki/Namikigama" text:style-name="Internet_20_link" text:visited-style-name="Visited_20_Internet_20_Link">Namikigama</text:a> trouve un peu d'or, qu'elle donne à <text:a xlink:type="simple" xlink:href="https://github.com/Kavekha/jdr/wiki/Eimrich" text:style-name="Internet_20_link" text:visited-style-name="Visited_20_Internet_20_Link">Eimrich</text:a>, peut-être pour faire la paix avec lui ou par culpabilité d'avoir pris discrètement une opale. </text:p>
      <text:p text:style-name="Text_20_body">Jethro entends au dernier étage une conversation étouffé, et s'approche discrètement avec Draky. Ils découvrent une créature sans doute morte-vivante et vêtue d'une riche et neuve toge au symbole de l'Oeil discuter au travers d'un portail magique avec un <text:a xlink:type="simple" xlink:href="https://github.com/Kavekha/jdr/wiki/Cedoric-Jangar" text:style-name="Internet_20_link" text:visited-style-name="Visited_20_Internet_20_Link">humain richement habillé</text:a>, un chapeau-béret et une barbe sombre bien taillée. </text:p>
      <text:h text:style-name="P37" text:outline-level="2"><text:bookmark text:name="user-content-La_conversation"/>La conversation. </text:h>
      <text:p text:style-name="Text_20_body"><text:bookmark text:name="user-content-la-conversation"/>Plusieurs sujets sont abordés par les deux individus: </text:p>
      <text:list xml:id="list7476683235029807130" text:style-name="L6">
        <text:list-item>
          <text:p text:style-name="P28">La créature est appelée "<text:a xlink:type="simple" xlink:href="https://github.com/Kavekha/jdr/wiki/Venerable" text:style-name="Internet_20_link" text:visited-style-name="Visited_20_Internet_20_Link">Vénérable</text:a>" par l'humain. </text:p>
        </text:list-item>
        <text:list-item>
          <text:p text:style-name="P28">Les négociations pour des renforts militaires avec le <text:a xlink:type="simple" xlink:href="https://github.com/Kavekha/jdr/wiki/Orryn-Pilwiken" text:style-name="Internet_20_link" text:visited-style-name="Visited_20_Internet_20_Link">Roi Sorcier</text:a>, en échange de Drakeides. <text:a xlink:type="simple" xlink:href="https://github.com/Kavekha/jdr/wiki/Draky" text:style-name="Internet_20_link" text:visited-style-name="Visited_20_Internet_20_Link">Draky</text:a> pense aussitôt à son ami <text:a xlink:type="simple" xlink:href="https://github.com/Kavekha/jdr/wiki/Mitsuha" text:style-name="Internet_20_link" text:visited-style-name="Visited_20_Internet_20_Link">Mitsuha</text:a>. </text:p>
        </text:list-item>
        <text:list-item>
          <text:p text:style-name="P28">Les négociations avec les Nains ont échouées. Ils vont partir sans fournir de soutien armé. </text:p>
        </text:list-item>
        <text:list-item>
          <text:p text:style-name="P13">Ils cherchent le <text:a xlink:type="simple" xlink:href="https://github.com/Kavekha/jdr/wiki/Flavian-de-Pydemian" text:style-name="Internet_20_link" text:visited-style-name="Visited_20_Internet_20_Link">Prince Marchand</text:a> disparu. Ils ont pu écarter <text:a xlink:type="simple" xlink:href="https://github.com/Kavekha/jdr/wiki/Isolde" text:style-name="Internet_20_link" text:visited-style-name="Visited_20_Internet_20_Link">Isolde</text:a> du pouvoir en lui faisant le reproche de ne pas l'avoir retrouvé. </text:p>
        </text:list-item>
      </text:list>
      <text:h text:style-name="P37" text:outline-level="2"><text:bookmark text:name="user-content-La_confrontation_avec_le_Vnrable"/><text:soft-page-break/>La confrontation avec le Vénérable. </text:h>
      <text:p text:style-name="Text_20_body"><text:bookmark text:name="user-content-la-confrontation-avec-le-vénérable"/>Jethro attaque par surprise le Vénérable, le transperçant de toutes parts et avec violence. Il fuit sous les coups jusqu'à une autre salle où se trouve un bassin où flotte un Disque. Il s'empare de son arme et son bouclier, révélant être probablement l'humain mentionné dans la fresque. Sa bague cesse de luire et le Portail s’éteint. </text:p>
      <text:p text:style-name="Text_20_body">Au même moment, le Grand Ver apparait soudainement et attaque le Kraken, provoquant un formidable séisme dans la grotte. </text:p>
      <text:p text:style-name="Text_20_body">Draky transformé en loup sanguinaire et Namikigama se mêlent au combat et le Vénérable est mis sur la défensive. </text:p>
      <text:p text:style-name="Text_20_body">Soudainement, le Mort-Vivant pousse un cri effrayant! Pris de terreur, Namikigama et Jethro partent en courant, accompagnés par <text:a xlink:type="simple" xlink:href="https://github.com/Kavekha/jdr/wiki/Eimrich" text:style-name="Internet_20_link" text:visited-style-name="Visited_20_Internet_20_Link">Eimrich</text:a> qui ne prends aucun risque. </text:p>
      <text:p text:style-name="Text_20_body">Le combat se poursuit seul avec Draky qui parvient, malgré les tentacules magiques créés par la bague, à lui arracher la tête. Le Drakeide reprends la bague et ouvre de nouveau le portail, tandis que la tour commence à s'effondrer. </text:p>
      <text:p text:style-name="Text_20_body">Namikigama ne peut s’empêcher de profiter de l'absence de Eimrich pour récupérer le Disque Flottant et se trouve brutalement prise d'une vision. Jethro, essoufflé par sa fuite, rejoint le groupe pendant l'effondrement. </text:p>
      <text:p text:style-name="Text_20_body">Les voici désormais de l'autre coté du Portail, sans retour possible désormais que la tour s'est effondrée, dans un lieu obscur fait de pierres froides. Le portail est au dessus d'une chaire, et des bancs en bois lui font face. Pour Jethro, ils sont désormais dans la Haute Ville de <text:a xlink:type="simple" xlink:href="https://github.com/Kavekha/jdr/wiki/Region-de-Pydemian" text:style-name="Internet_20_link" text:visited-style-name="Visited_20_Internet_20_Link">Pydemian</text:a>, dans la gueule du loup. </text:p>
      <text:h text:style-name="P37" text:outline-level="2"><text:bookmark text:name="user-content-La_vision_provoque_par_le_Disque_Flottant"/>La vision provoquée par le Disque Flottant. </text:h>
      <text:p text:style-name="Text_20_body"><text:bookmark text:name="user-content-la-vision-provoquée-par-le-disque-flottant"/>Quand <text:a xlink:type="simple" xlink:href="https://github.com/Kavekha/jdr/wiki/Namikigama" text:style-name="Internet_20_link" text:visited-style-name="Visited_20_Internet_20_Link">Namikigama</text:a> a pris le <text:a xlink:type="simple" xlink:href="https://github.com/Kavekha/jdr/wiki/Disque-Flottant" text:style-name="Internet_20_link" text:visited-style-name="Visited_20_Internet_20_Link">Disque Flottant</text:a>, elle s'est senti extirpée de son corps et emportée au dessus de l'océan. En vue, un archipel d'iles. Au centre, un œil apparait. Ses tentacules provoquent un tourbillon gigantesque, et d’énormes vagues partent de toutes les directions, la renvoyant dans son corps. Un froid terrible la glace. </text:p>
      <text:p text:style-name="Text_20_body"><text:span text:style-name="T6"/></text:p>
      <text:p text:style-name="P1"><text:span text:style-name="T6">Conséquences</text:span></text:p>
      <text:list xml:id="list1684617634191220074" text:style-name="L9">
        <text:list-item>
          <text:p text:style-name="P15"><text:span text:style-name="T6">Le </text:span><text:a xlink:type="simple" xlink:href="https://github.com/Kavekha/jdr/wiki/Venerable" text:style-name="Internet_20_link" text:visited-style-name="Visited_20_Internet_20_Link"><text:span text:style-name="T6">Vénérable</text:span></text:a><text:span text:style-name="T6">, fondateur de la Première Cité de Pydemian, est tué. Sans son dirigeant, le Culte de l' </text:span><text:a xlink:type="simple" xlink:href="https://github.com/Kavekha/jdr/wiki/Oeil-des-abysses" text:style-name="Internet_20_link" text:visited-style-name="Visited_20_Internet_20_Link"><text:span text:style-name="T6">Oeil des Abysses</text:span></text:a><text:span text:style-name="T6">, est largement affaibli bien que ses membres restent présents à la tête de la ville.</text:span></text:p>
        </text:list-item>
      </text:list>
      <text:list xml:id="list515917810079806580" text:style-name="L7">
        <text:list-item>
          <text:p text:style-name="P29">Les aventuriers sont désormais en possession d'une bague de l'oeil des abysses. Ils avaient donné celle de <text:a xlink:type="simple" xlink:href="https://github.com/Kavekha/jdr/wiki/Flavian-de-Pydemian" text:style-name="Internet_20_link" text:visited-style-name="Visited_20_Internet_20_Link">Flavian de Pydemian</text:a> à <text:a xlink:type="simple" xlink:href="https://github.com/Kavekha/jdr/wiki/Oriastr" text:style-name="Internet_20_link" text:visited-style-name="Visited_20_Internet_20_Link">Oriastr</text:a>. </text:p>
        </text:list-item>
        <text:list-item>
          <text:p text:style-name="P29"><text:a xlink:type="simple" xlink:href="https://github.com/Kavekha/jdr/wiki/Namikigama" text:style-name="Internet_20_link" text:visited-style-name="Visited_20_Internet_20_Link">Namikigama</text:a> a récupéré le <text:a xlink:type="simple" xlink:href="https://github.com/Kavekha/jdr/wiki/Disque-Flottant" text:style-name="Internet_20_link" text:visited-style-name="Visited_20_Internet_20_Link">Disque Flottant</text:a> et a eu la vision de l'Archipel. </text:p>
        </text:list-item>
        <text:list-item>
          <text:p text:style-name="P29">Les aventuriers sont dans un lieu inconnu, peut-être la haute ville, et l<text:a xlink:type="simple" xlink:href="https://github.com/Kavekha/jdr/wiki/Cedoric%20Jangar" text:style-name="Internet_20_link" text:visited-style-name="Visited_20_Internet_20_Link">interlocuteur</text:a> du <text:a xlink:type="simple" xlink:href="https://github.com/Kavekha/jdr/wiki/Venerable" text:style-name="Internet_20_link" text:visited-style-name="Visited_20_Internet_20_Link">Vénérable</text:a> est au courant de leur présence. </text:p>
        </text:list-item>
        <text:list-item>
          <text:p text:style-name="P29">Le Grand Ver et le Kraken s'affrontent sous la Ville, avec le danger que cela représente pour l'ensemble de la cité et ses habitants! </text:p>
        </text:list-item>
        <text:list-item>
          <text:p text:style-name="P14">Grace aux aventuriers, <text:a xlink:type="simple" xlink:href="https://github.com/Kavekha/jdr/wiki/Eimrich" text:style-name="Internet_20_link" text:visited-style-name="Visited_20_Internet_20_Link">Eimrich</text:a> a obtenu les connaissances du secret de la cité. </text:p>
        </text:list-item>
      </text:list>
      <text:list xml:id="list7739737875902986992" text:style-name="L10">
        <text:list-item>
          <text:p text:style-name="P3"><text:span text:style-name="T6">Dans </text:span><text:a xlink:type="simple" xlink:href="https://github.com/Kavekha/jdr/wiki/Le-Signe-du-Ver" text:style-name="Internet_20_link" text:visited-style-name="Visited_20_Internet_20_Link"><text:span text:style-name="T6">Le Signe du Ver</text:span></text:a><text:span text:style-name="T6">, on peut supposer que les armées du </text:span><text:a xlink:type="simple" xlink:href="https://github.com/Kavekha/jdr/wiki/Dévoreur" text:style-name="Internet_20_link" text:visited-style-name="Visited_20_Internet_20_Link"><text:span text:style-name="T6">Dévoreur</text:span></text:a><text:span text:style-name="T6"> sont à l'origine des tambours pour réveiller et guider le Grand Ver.</text:span></text:p>
        </text:list-item>
      </text:list>
      <text:p text:style-name="Standard"><text:span text:style-name="T6"/></text:p>
      <text:p text:style-name="Standard"><text:span text:style-name="T6"/></text:p>
      <text:h text:style-name="Heading_20_1" text:outline-level="1"><text:soft-page-break/><text:span text:style-name="T12">Le Signe du Ver</text:span></text:h>
      <text:p text:style-name="Standard"><text:span text:style-name="T6">Jouée le 15 Aout, 1 et 8 Septembre 2024</text:span></text:p>
      <text:p text:style-name="Standard"><text:span text:style-name="T6"/></text:p>
      <text:p text:style-name="P5">L’expédition dans la Première Cité de Pydemian a pris une mauvaise tournure: le Grand Ver s'attaque au Kraken, provoquant l'effondrement de la voute de la grotte. Les aventuriers fuient par le Portail magique qui servait au [Venerable] à communiquer avec son interlocuteur, et se retrouvent dans un sanctuaire qu'ils supposent être au coeur de la Haute Ville de Pydemian. </text:p>
      <text:p text:style-name="Standard"><text:span text:style-name="T6"/></text:p>
      <text:h text:style-name="P38" text:outline-level="1"><text:span text:style-name="T6">Sortir du Palais ! (Session 1) </text:span></text:h>
      <text:h text:style-name="P37" text:outline-level="2"><text:bookmark text:name="user-content-sortir-du-palais--session-1"/><text:bookmark text:name="user-content-Le_sanctuaire_de_lOeil_au_coeur_du_Palais"/>Le sanctuaire de l'Oeil au coeur du Palais. </text:h>
      <text:p text:style-name="Text_20_body"><text:bookmark text:name="user-content-le-sanctuaire-de-loeil-au-coeur-du-palais"/>Les aventuriers déduisent qu'ils sont dans un temple dédié à l' <text:a xlink:type="simple" xlink:href="https://github.com/Kavekha/jdr/wiki/Oeil-des-abysses" text:style-name="Internet_20_link" text:visited-style-name="Visited_20_Internet_20_Link">Oeil des abysses</text:a>. <text:a xlink:type="simple" xlink:href="https://github.com/Kavekha/jdr/wiki/Jethro" text:style-name="Internet_20_link" text:visited-style-name="Visited_20_Internet_20_Link">Jethro</text:a> craint que l'interlocuteur, au courant de leur présence, revienne avec des renforts: cela les empêche de se reposer. Ils doivent compter sur leurs potions et la magie de <text:a xlink:type="simple" xlink:href="https://github.com/Kavekha/jdr/wiki/Draky" text:style-name="Internet_20_link" text:visited-style-name="Visited_20_Internet_20_Link">Draky</text:a> pour se guérir de leurs blessures. </text:p>
      <text:p text:style-name="Text_20_body">Un vase en pierre contient des offrandes diverses, que Draky souhaite donner à <text:a xlink:type="simple" xlink:href="https://github.com/Kavekha/jdr/wiki/Eimrich" text:style-name="Internet_20_link" text:visited-style-name="Visited_20_Internet_20_Link">Eimrich</text:a>, mais le nain préfère les partager: ils ne sont plus dans la première cité, le contrat n'a pas court ici. </text:p>
      <text:p text:style-name="Text_20_body"><text:a xlink:type="simple" xlink:href="https://github.com/Kavekha/jdr/wiki/Namikigama" text:style-name="Internet_20_link" text:visited-style-name="Visited_20_Internet_20_Link">Namikigama</text:a> partage avec Jethro sa découverte du <text:a xlink:type="simple" xlink:href="https://github.com/Kavekha/jdr/wiki/Disque-Flottant" text:style-name="Internet_20_link" text:visited-style-name="Visited_20_Internet_20_Link">Disque Flottant</text:a>: l'homme constate que ce disque ressemble à une sorte de clé magique. </text:p>
      <text:p text:style-name="Text_20_body">Deux chemins se présentent à eux: un escalier descendant dans les profondeurs, où l'on peut entendre les bruits du combat entre le Grand Ver et le Kraken ainsi que le son des tambours, et une anti-chambre avec une porte ouvrant vers une cour en extérieur. Le choix est fait de sortir. </text:p>
      <text:h text:style-name="P37" text:outline-level="2"><text:bookmark text:name="user-content-Un_comit_daccueil"/>Un comité d'accueil. </text:h>
      <text:p text:style-name="Text_20_body"><text:bookmark text:name="user-content-un-comité-daccueil"/>La nuit commence à tomber. La cour extérieure est vide, il ne s'y trouve que des outils, des échafaudages. Mais surtout Namikigama constate qu'ils ne sont pas dans la Haute Ville, qu'elle connait un peu, comme ils le pensaient: ils sont plus probablement dans le Palais de Pydemian. Dans la gueule du loup! </text:p>
      <text:p text:style-name="Text_20_body">Alors que les aventuriers mettent en place un plan où Draky serait capturé pour de faux, Namikigama entends les voix d'un trio en embuscade. Deux guerriers dirigés par un <text:a xlink:type="simple" xlink:href="https://github.com/Kavekha/jdr/wiki/Morelm" text:style-name="Internet_20_link" text:visited-style-name="Visited_20_Internet_20_Link">jeune mage rouquin au tatouage de Kraken au cou</text:a>. </text:p>
      <text:p text:style-name="Text_20_body">Un combat commence immédiatement, où les aventuriers en sale état parviennent à sortir vainqueurs. Hélas le Mage réussit à s'enfuir grâce à un sort de repli expéditif. Nul doute qu'il va chercher des renforts. </text:p>
      <text:p text:style-name="Text_20_body">A coté de cette cour en travaux se trouve un camp de tentes où se reposent des ouvriers de diverses espèces: Nains, demi-orcs, gnomes. Les aventuriers se mélangent rapidement à eux, esquivant ainsi le retour du Mage accompagné de gardes officiels. Profitant que ces derniers examinent les cadavres des deux guerriers vaincus, les aventuriers s’éclipsent dans le palais en constatant le Mage en difficulté dans ses explications à la garde: manifestement, il n'a pas partagé la véritable situation ou l'existence du temple caché à la gloire de l' <text:a xlink:type="simple" xlink:href="https://github.com/Kavekha/jdr/wiki/Oeil-des-abysses" text:style-name="Internet_20_link" text:visited-style-name="Visited_20_Internet_20_Link">Oeil des abysses</text:a>. </text:p>
      <text:h text:style-name="P37" text:outline-level="2"><text:bookmark text:name="user-content-Un_peu_trop_proche_de_nos_ennemis"/>Un peu trop proche de nos ennemis. </text:h>
      <text:p text:style-name="Text_20_body"><text:bookmark text:name="user-content-un-peu-trop-proche-de-nos-ennemis"/>Dans le couloir du palais, les aventuriers croisent une servante en train de nettoyer le sol. D'abord agacée par les saletés que les aventuriers laissent, la servante réagit à la présence de Draky. Jethro et Namikigama l'intimident en lui faisant croire qu'ils sont en mission et que tout cela est normal: il est <text:soft-page-break/>impératif qu'elle garde le secret. En larmes, celle-ci promets de ne rien dire. </text:p>
      <text:p text:style-name="Text_20_body">Le couloir conduit les aventuriers à un jardin où se trouve la sortie du palais sous bonne garde. Au centre du jardin, une statue de <text:a xlink:type="simple" xlink:href="https://github.com/Kavekha/jdr/wiki/Venerable" text:style-name="Internet_20_link" text:visited-style-name="Visited_20_Internet_20_Link">Pyralan le Fondateur</text:a>, entouré de bourgeois en prière. Étonnamment discrets, les aventuriers voient sans se repérer deux groupes de personnes intriguant: </text:p>
      <text:p text:style-name="Text_20_body">D'abord un <text:a xlink:type="simple" xlink:href="https://github.com/Kavekha/jdr/wiki/Carrel-Heyder" text:style-name="Internet_20_link" text:visited-style-name="Visited_20_Internet_20_Link">homme en armure noire avec une tunique verte portant le symbole d'un dragon mangeant une pomme</text:a>. Bien qu'aucun n'identifie le blason, Draky est pris de frayeur, de tristesse et d'un besoin de retrouver la protection de son amie <text:a xlink:type="simple" xlink:href="https://github.com/Kavekha/jdr/wiki/Mitsuha" text:style-name="Internet_20_link" text:visited-style-name="Visited_20_Internet_20_Link">Mitsuha</text:a>. L'homme en armure est accompagné de <text:a xlink:type="simple" xlink:href="https://github.com/Kavekha/jdr/wiki/Kaz-et-Kin" text:style-name="Internet_20_link" text:visited-style-name="Visited_20_Internet_20_Link">deux gnomes écuyers</text:a> portant son énorme épée à deux mains. </text:p>
      <text:p text:style-name="Text_20_body">Plus loin dans le jardin, <text:a xlink:type="simple" xlink:href="https://github.com/Kavekha/jdr/wiki/Isolde" text:style-name="Internet_20_link" text:visited-style-name="Visited_20_Internet_20_Link">Isolde</text:a> dans son armure d'argent est en discussion avec l<text:a xlink:type="simple" xlink:href="https://github.com/Kavekha/jdr/wiki/Cedoric%20Jangar" text:style-name="Internet_20_link" text:visited-style-name="Visited_20_Internet_20_Link">interlocuteur du vénérable</text:a> que Jethro soupçonne être le successeur du <text:a xlink:type="simple" xlink:href="https://github.com/Kavekha/jdr/wiki/Flavian-de-Pydemian" text:style-name="Internet_20_link" text:visited-style-name="Visited_20_Internet_20_Link">Prince Marchand</text:a>. Cela ressemble à une dispute, mais ils n'en savent pas plus. </text:p>
      <text:h text:style-name="P37" text:outline-level="2"><text:bookmark text:name="user-content-La_tromperie_du_Drakeide_captur"/>La tromperie du Drakeide capturé </text:h>
      <text:p text:style-name="Text_20_body"><text:bookmark text:name="user-content-la-tromperie-du-drakeide-capturé"/>Le groupe continue sa stratégie d'un Draky capturé par leurs soins et avancent vers les gardes sans se faire repérer. Les gardes sont surpris et ne veulent pas les laisser passer : les Drakeides sont à déposer dans le bateau de l'homme en armure noire, qui se trouve au Port de la Prison que se partage la Haute Ville et le Palais. Namikigama a le souvenir de la prison, car c'est là où <text:a xlink:type="simple" xlink:href="https://github.com/Kavekha/jdr/wiki/Hessorn" text:style-name="Internet_20_link" text:visited-style-name="Visited_20_Internet_20_Link">Hessorn</text:a> le père de <text:a xlink:type="simple" xlink:href="https://github.com/Kavekha/jdr/wiki/Chloé" text:style-name="Internet_20_link" text:visited-style-name="Visited_20_Internet_20_Link">Chloé</text:a> est emprisonné. Par ses beaux discours, Jethro parvient à les convaincre qu'ils sont en mission. Les gardes leur montrent la bonne direction: un bâtiment qui conduit dans les souterrains menant à la prison et au port. </text:p>
      <text:p text:style-name="Text_20_body">Alors qu'ils s'y rendent, le groupe entends la conversation de Isolde et de l'Interlocuteur: la chevalière demande à ce que soit fait une cérémonie en l'honneur de <text:a xlink:type="simple" xlink:href="https://github.com/Kavekha/jdr/wiki/Alidane" text:style-name="Internet_20_link" text:visited-style-name="Visited_20_Internet_20_Link">Alidane</text:a> la déesse de l'Ordre Social, ce que l'homme refuse en reprochant à Isolde de ne pas avoir retrouvé le Prince de Pydemian que les aventuriers ont livrés à <text:a xlink:type="simple" xlink:href="https://github.com/Kavekha/jdr/wiki/Oriastr" text:style-name="Internet_20_link" text:visited-style-name="Visited_20_Internet_20_Link">Oriastr</text:a>. </text:p>
      <text:h text:style-name="P37" text:outline-level="2"><text:bookmark text:name="user-content-Fuite_par_les_tunnels"/>Fuite par les tunnels. </text:h>
      <text:p text:style-name="Text_20_body"><text:bookmark text:name="user-content-fuite-par-les-tunnels"/>Dans les sous-sols du Palais qui les mèneraient au port, les aventuriers constatent une entrée dédiée aux fournitures. Un chariot vient d'entrer et est en train d'être déchargés. Jethro fait quelques signes de voleur pour voir si l'un des manœuvriers appartiennent à la guilde d'Oriastr, et le <text:a xlink:type="simple" xlink:href="https://github.com/Kavekha/jdr/wiki/Mowan-Mudbrand" text:style-name="Internet_20_link" text:visited-style-name="Visited_20_Internet_20_Link">Nain à la tête du chariot</text:a> se signale à lui. Après un bref échange, le Nain accepte d'aider le groupe à partir une fois les caisses déchargées. </text:p>
      <text:p text:style-name="Text_20_body">Un brutal tremblement, provoqué par le combat entre le Grand Ver et le Kraken sans doute, manque de faire tomber Draky) qui se retrouve nez à nez avec l'un des deux gnomes écuyers de l'homme en armure noire du Dragon à la Pomme. Le gnome panique à la vue du Drakeide, et Namikigama le soulève du sol avant qu'il ne parvienne à fuir. Le Nain leur fait signe de monter dans le chariot ce que le groupe fait prestement en abandonnant le gnome sur place. <text:a xlink:type="simple" xlink:href="https://github.com/Kavekha/jdr/wiki/Eimrich" text:style-name="Internet_20_link" text:visited-style-name="Visited_20_Internet_20_Link">Eimrich</text:a> lance quelques pièces d'or pour créer la panique tandis que le chariot se jette dans le tunnel. Alors que le chariot traverse le tunnel souterrain, Jethro offre les quelques biens trouvés dans le temple de l' <text:a xlink:type="simple" xlink:href="https://github.com/Kavekha/jdr/wiki/Oeil-des-abysses" text:style-name="Internet_20_link" text:visited-style-name="Visited_20_Internet_20_Link">Oeil des abysses</text:a> en compensation des ennuis causés, ce que le Nain accepte. </text:p>
      <text:h text:style-name="P37" text:outline-level="2"><text:bookmark text:name="user-content-Enfin_en_Haute_Ville"/>Enfin en Haute Ville! </text:h>
      <text:p text:style-name="Text_20_body"><text:bookmark text:name="user-content-enfin-en-haute-ville"/>Le groupe sort enfin du tunnel : les voila dans la Haute Ville. Namikigama reconnait l'endroit, c'est le quartier des artisans où vivait la famille d'Hessorn qu'elle a arnaqué. Elle aperçoit Chloé devant son ancienne maison en train de pleurer mais l'humaine ne les voit pas. </text:p>
      <text:p text:style-name="Text_20_body">Le groupe remercie le Nain et poursuit à pied en direction de la maison de l'ambassadeur nain <text:soft-page-break/><text:a xlink:type="simple" xlink:href="https://github.com/Kavekha/jdr/wiki/Iggriston" text:style-name="Internet_20_link" text:visited-style-name="Visited_20_Internet_20_Link">Iggriston</text:a> de Brisewyrm. </text:p>
      <text:p text:style-name="Text_20_body">Soudainement, une vibration violente provoque l'effondrement du sol un peu plus loin: un bâtiment entier disparait provoquant un énorme nuage de poussière. Le combat entre le Grand Ver et le Kraken semble se poursuivre, et le son des tambours s’entend toujours. </text:p>
      <text:p text:style-name="Text_20_body">A la maison de l'ambassadeur, la porte leur est ouverte par une Naine qui les fait entrer précipitamment. Le groupe découvre que les bagages sont en train d'être fait. Iggriston félicite le groupe pour son expédition, et Eimrich paie le groupe avec un supplément comme convenu. Il donne aussi à Jethro la broche ramassée par Draky sur le corps du <text:a xlink:type="simple" xlink:href="https://github.com/Kavekha/jdr/wiki/Venerable" text:style-name="Internet_20_link" text:visited-style-name="Visited_20_Internet_20_Link">Venerable</text:a>. </text:p>
      <text:p text:style-name="Text_20_body">Les aventuriers vont se reposer. Demain, ils décideront ce qu'ils feront. La Basse Ville reste hors d'atteinte pour ce soir. </text:p>
      <text:h text:style-name="P38" text:outline-level="1"><text:bookmark text:name="user-content-Librer_les_Drakeides_Session_2"/>Libérer les Drakeides! (Session 2) </text:h>
      <text:h text:style-name="P37" text:outline-level="2"><text:bookmark text:name="user-content-libérer-les-drakeides-session-2"/><text:bookmark text:name="user-content-Cauchemars"/>Cauchemars </text:h>
      <text:p text:style-name="Text_20_body"><text:bookmark text:name="user-content-cauchemars"/>Alors qu'ils prennent un repos bien mérité, nos aventuriers sont pris de cauchemars. </text:p>
      <text:p text:style-name="Text_20_body">Pour <text:a xlink:type="simple" xlink:href="https://github.com/Kavekha/jdr/wiki/Draky" text:style-name="Internet_20_link" text:visited-style-name="Visited_20_Internet_20_Link">Draky</text:a>, il est dans un liquide vert. A travers une vitre, il distingue le visage sinistre d'un <text:a xlink:type="simple" xlink:href="https://github.com/Kavekha/jdr/wiki/Carrel-Heyder" text:style-name="Internet_20_link" text:visited-style-name="Visited_20_Internet_20_Link">homme aux cheveux noirs filandreux et les yeux gris</text:a>, dans une armure noire. Un autre <text:a xlink:type="simple" xlink:href="https://github.com/Kavekha/jdr/wiki/Fresrek" text:style-name="Internet_20_link" text:visited-style-name="Visited_20_Internet_20_Link">visage, plein de cicatrices et semblant fait de plein de peaux différentes</text:a>, parle avec lui. Derrière, un cylindre de grande taille contenant le même liquide. Une forme drakeide, gigantesque. <text:a xlink:type="simple" xlink:href="https://github.com/Kavekha/jdr/wiki/Mitsuha" text:style-name="Internet_20_link" text:visited-style-name="Visited_20_Internet_20_Link">Mitsuha</text:a> peut-être? Soudain cette forme brise la vitre du cylindre et fonce sur celle de Draky, l'explosant et provoquant son réveil. </text:p>
      <text:p text:style-name="Text_20_body">Pour <text:a xlink:type="simple" xlink:href="https://github.com/Kavekha/jdr/wiki/Namikigama" text:style-name="Internet_20_link" text:visited-style-name="Visited_20_Internet_20_Link">Namikigama</text:a>, elle est au sommet d'une vague au dessus de l'archipel, et chute vers l' <text:a xlink:type="simple" xlink:href="https://github.com/Kavekha/jdr/wiki/Oeil-des-abysses" text:style-name="Internet_20_link" text:visited-style-name="Visited_20_Internet_20_Link">Oeil des abysses</text:a>. Dans l’œil du monstre, une autre forme féminine et sombre fonce: soudain des tatouages rouges flamboyants apparaissent sur son corps et frappe à toute puissance. Elle se réveille à son tour. </text:p>
      <text:p text:style-name="Text_20_body">Pour <text:a xlink:type="simple" xlink:href="https://github.com/Kavekha/jdr/wiki/Jethro" text:style-name="Internet_20_link" text:visited-style-name="Visited_20_Internet_20_Link">Jethro</text:a>, il est sur un bâtiment contemplant le Palais. Soudainement il explose sous l'apparition d'une tête de poulpe au visage humanoïde, et ses tentacules tiennent à leur bout, comme des marionnettes, le <text:a xlink:type="simple" xlink:href="https://github.com/Kavekha/jdr/wiki/Flavian-de-Pydemian" text:style-name="Internet_20_link" text:visited-style-name="Visited_20_Internet_20_Link">Prince de Pydemian</text:a> et son <text:a xlink:type="simple" xlink:href="https://github.com/Kavekha/jdr/wiki/Cedoric-Jangar" text:style-name="Internet_20_link" text:visited-style-name="Visited_20_Internet_20_Link">remplaçant</text:a>, et de nombreux autres visages de ses connaissances. Il se réveille. </text:p>
      <text:p text:style-name="Text_20_body">Les aventuriers partagent leurs rêves, sauf Draky préférant le garder secret. </text:p>
      <text:p text:style-name="Text_20_body">Tambours et vibrations persistent dans la ville. </text:p>
      <text:h text:style-name="P37" text:outline-level="2"><text:bookmark text:name="user-content-Nains__sparations"/>Nains &amp; séparations. </text:h>
      <text:p text:style-name="Text_20_body"><text:bookmark text:name="user-content-nains--séparations"/>Dans la salle de la maison de l'Ambassadeur Iggriston, les aventuriers rencontrent <text:a xlink:type="simple" xlink:href="https://github.com/Kavekha/jdr/wiki/Mesveri" text:style-name="Internet_20_link" text:visited-style-name="Visited_20_Internet_20_Link">Mesveri</text:a> en discussion avec les Nains. Il explique qu'il faut partir rapidement, car le Port va bientôt être fermé pour permettre à <text:a xlink:type="simple" xlink:href="https://github.com/Kavekha/jdr/wiki/Carrel-Heyder" text:style-name="Internet_20_link" text:visited-style-name="Visited_20_Internet_20_Link">Carrel Heyder</text:a> d'emporter les Drakeides prisonniers en Norbrande. </text:p>
      <text:p text:style-name="Text_20_body">Jethro souhaite que les Nains leur trouvent un moyen de revenir en Basse-Ville mais l'assaut prochain rends cela impossible selon eux. Il leur est proposé de les accompagner à <text:a xlink:type="simple" xlink:href="https://github.com/Kavekha/jdr/wiki/BriseWyrm" text:style-name="Internet_20_link" text:visited-style-name="Visited_20_Internet_20_Link">BriseWyrm</text:a> ce que les aventuriers rejettent. </text:p>
      <text:p text:style-name="Text_20_body"><text:a xlink:type="simple" xlink:href="https://github.com/Kavekha/jdr/wiki/Eimrich" text:style-name="Internet_20_link" text:visited-style-name="Visited_20_Internet_20_Link">Eimrich</text:a> donne le nom du contact assurant la communication entre l'Ambassade et <text:a xlink:type="simple" xlink:href="https://github.com/Kavekha/jdr/wiki/Oriastr" text:style-name="Internet_20_link" text:visited-style-name="Visited_20_Internet_20_Link">Oriastr</text:a>: un certain <text:a xlink:type="simple" xlink:href="https://github.com/Kavekha/jdr/wiki/Mowan-Mudbrand" text:style-name="Internet_20_link" text:visited-style-name="Visited_20_Internet_20_Link">Mowan</text:a>, dans le quartier des artisans. </text:p>
      <text:p text:style-name="Text_20_body">Les Nains partent en chariot vers le port, escorté par Mesveri et un trio de combattants. </text:p>
      <text:h text:style-name="P37" text:outline-level="2"><text:bookmark text:name="user-content-Haute_Ville_en_panique"/><text:soft-page-break/>Haute Ville en panique. </text:h>
      <text:p text:style-name="Text_20_body"><text:bookmark text:name="user-content-haute-ville-en-panique"/>Les aventuriers traversent une haute ville paniquée, où les bourgeois se rassemblent dans leurs maisons sous la protection de leurs serviteurs, craignant de faire face aux Gnolls qui erreraient dans la cité selon les rumeurs. </text:p>
      <text:p text:style-name="Text_20_body">Là, grâce aux signes de la Guilde, Jethro trouve le quartier général de Mowan Mudbrand. Un Nain imberbe leur ouvre. </text:p>
      <text:p text:style-name="Text_20_body">Mowan les informe d'une possible sortie vers la Basse-Ville: le Monte-Charge du Port qui assure la fourniture en nourriture et en bien de la Haute Ville. Elle sera sans doute sans protection. </text:p>
      <text:p text:style-name="Text_20_body">Namikigama déguise tant bien que mal Draky pour que son aspect drakeide soit moins perceptible, pendant que Jethro rédige une un rapport pour Oriastr contenant des informations claires et précises de la situation, notamment de la connivence entre l'Oeil des abysses et le nouveau Régent. </text:p>
      <text:p text:style-name="Text_20_body">En route vers le port, les aventuriers passent devant une maison abandonnée d'où sortent des bruits d'armes et des grognements. Possiblement une troupe gnoll, mais ils ne veulent pas vérifier. </text:p>
      <text:p text:style-name="Text_20_body">Ils arrivent au port, d'où ils aperçoivent le Palais et la prison. Au port de la Haute Ville, les nains de Iggriston peuvent être aperçus embarquant. Au port de la prison, un bateau étrange attire l'attention de Jethro : aucune voile, et une forme de créature gigantesque autour de laquelle le bateau semble construit. </text:p>
      <text:p text:style-name="Text_20_body">Voyant cela, il propose à ses compagnons de s'opposer au Roi-Sorcier et libérer les Drakeides qu'il sait prisonniers. </text:p>
      <text:h text:style-name="P37" text:outline-level="2"><text:bookmark text:name="user-content-Dans_la_nuit"/>Dans la nuit </text:h>
      <text:p text:style-name="Text_20_body"><text:bookmark text:name="user-content-dans-la-nuit"/>Le plan est de pénétrer dans la prison part son port, où se trouve l’étrange bateau. Pour cela le groupe acquiert des barques dans un entrepôt proche servant à l'entretien et la surveillance générale du lieu. </text:p>
      <text:p text:style-name="Text_20_body">Assez surprenamment, le groupe parvient à manœuvrer plusieurs barques - en prévision d'une possible évasion en grand nombre - et prends position pour faire un état des lieux. </text:p>
      <text:p text:style-name="Text_20_body">L’étrange bateau a trois archers surveillant un demi-orc et un halfelin poussant une grosse cage en fer dans laquelle semble se trouver un drakeide impossible à identifier dans l'obscurité. Ils viennent de la prison, dont l'entrée est gardée par deux archers. </text:p>
      <text:p text:style-name="Text_20_body">Le groupe monte discrètement dans le bateau et, grâce à une zone de silence invoquée par Namikigama, assomme le soldat présent de ce coté. Jethro commence à ouvrir la cage, et Draky identifie la prisonnière: il s'agit de son amie <text:a xlink:type="simple" xlink:href="https://github.com/Kavekha/jdr/wiki/Mitsuha" text:style-name="Internet_20_link" text:visited-style-name="Visited_20_Internet_20_Link">Mitsuha</text:a>! </text:p>
      <text:p text:style-name="Text_20_body">Tandis que Namikigama surveille les deux soldats restants, prêts à créer une illusion sonore pour détourner leur attention, Jethro remarque le retour du demi-orc et de l'halfelin avec une nouvelle cage, ainsi que l'arrivée de l'homme en armure noire et ses deux écuyers gnomes. Le groupe accélère son évasion en se rendant rapidement à leurs barques. Il est décidé d'abandonner la tentative de libérer d'avantage de prisonniers. Malheureusement, bien que leur maniement de la barque est sans reproche, l'un des gnomes les remarque brièvement et donne l'alarme. Une volée de flèches part en leur direction avant qu'ils ne parviennent à s'éloigner de leur portée. </text:p>
      <text:h text:style-name="P38" text:outline-level="1"><text:bookmark text:name="user-content-Des_pines_partout_Session_3"/>Des épines partout (Session 3) </text:h>
      <text:h text:style-name="P37" text:outline-level="2"><text:bookmark text:name="user-content-des-épines-partout-session-3"/><text:bookmark text:name="user-content-Poursuivis"/>Poursuivis </text:h>
      <text:p text:style-name="Text_20_body"><text:bookmark text:name="user-content-poursuivis"/>Fuyant la prison et leurs poursuivants, le groupe bifurque dans les ruelles de la haute ville pour les <text:soft-page-break/>semer. Les tambours changent de rythme, et soudainement le sol bouge sous leurs pieds alors que le Grand Ver passe en dessous d'eux en direction du palais. </text:p>
      <text:p text:style-name="Text_20_body">Ils longent la muraille séparant la haute et basse-cité, en direction de l’entrepôt où est stocké la nourriture et où se trouve le monte-charge qui leur servira à retourner chez eux. En montant les escaliers, ils aperçoivent au loin le Grand Ver s'élever devant le palais et commencer à l'attaquer sous les flèches de ses défenseurs. Des formes humanoïdes semblent sortir des trous laissés par le Ver. </text:p>
      <text:p text:style-name="Text_20_body">En raison du poids du groupe, il est décidé de descendre en deux temps: d'abord <text:a xlink:type="simple" xlink:href="https://github.com/Kavekha/jdr/wiki/Jethro" text:style-name="Internet_20_link" text:visited-style-name="Visited_20_Internet_20_Link">Jethro</text:a> et <text:a xlink:type="simple" xlink:href="https://github.com/Kavekha/jdr/wiki/Mitsuha" text:style-name="Internet_20_link" text:visited-style-name="Visited_20_Internet_20_Link">Mitsuha</text:a> puis <text:a xlink:type="simple" xlink:href="https://github.com/Kavekha/jdr/wiki/Namikigama" text:style-name="Internet_20_link" text:visited-style-name="Visited_20_Internet_20_Link">Namikigama</text:a> et <text:a xlink:type="simple" xlink:href="https://github.com/Kavekha/jdr/wiki/Draky" text:style-name="Internet_20_link" text:visited-style-name="Visited_20_Internet_20_Link">Draky</text:a>. Lors de cette première descente, Jethro constate que des plantes semblent pousser de l’intérieur la muraille. Alors que Namikigama et Draky entament leur descente, ils entendent des voix : "Allons voir l’entrepôt!". Alors qu'ils sont prêts d'atteindre le sol, ils voient le gnome <text:a xlink:type="simple" xlink:href="https://github.com/Kavekha/jdr/wiki/Kaz-et-Kin" text:style-name="Internet_20_link" text:visited-style-name="Visited_20_Internet_20_Link">Kin</text:a> et une <text:a xlink:type="simple" xlink:href="https://github.com/Kavekha/jdr/wiki/Xaes" text:style-name="Internet_20_link" text:visited-style-name="Visited_20_Internet_20_Link">forme aux yeux jaunes</text:a> en hauteur. Des flèches avec des bouts assommants sont tirées sur Draky, qui semble ensuite marqué magiquement. Les deux aventuriers parviennent à sauter hors du monte-charge après l'avoir saboté pour empêcher qu'ils ne soient suivi trop facilement. </text:p>
      <text:h text:style-name="P37" text:outline-level="2"><text:bookmark text:name="user-content-Lauberge_de_la_Sirne__Deux_Queues"/>L'auberge de la Sirène à Deux Queues </text:h>
      <text:p text:style-name="Text_20_body"><text:bookmark text:name="user-content-lauberge-de-la-sirène-à-deux-queues"/>Désormais en basse ville, le groupe s'éloigne rapidement en terrain connu mais constate d'abord que les plantes semblent se rependre, mais surtout que chacun est sur le pied de guerre. Il est décidé de se diriger vers l'Auberge de la Sirène à Deux Queues, où ils espèrent rencontrer <text:a xlink:type="simple" xlink:href="https://github.com/Kavekha/jdr/wiki/Jeffrey" text:style-name="Internet_20_link" text:visited-style-name="Visited_20_Internet_20_Link">Jeffrey</text:a>. </text:p>
      <text:h text:style-name="P37" text:outline-level="2"><text:bookmark text:name="user-content-Rencontre_avec_Jeffrey"/>Rencontre avec Jeffrey </text:h>
      <text:p text:style-name="Text_20_body"><text:bookmark text:name="user-content-rencontre-avec-jeffrey"/>Jeffrey est en discussion avec différentes personnes importantes de la ville: le gestionnaire du port - désormais vide -, le prêtre local de <text:a xlink:type="simple" xlink:href="https://github.com/Kavekha/jdr/wiki/Pallagorn" text:style-name="Internet_20_link" text:visited-style-name="Visited_20_Internet_20_Link">Pallagorn</text:a>, un maitre-artisan mais aussi <text:a xlink:type="simple" xlink:href="https://github.com/Kavekha/jdr/wiki/Sindri-Garrick" text:style-name="Internet_20_link" text:visited-style-name="Visited_20_Internet_20_Link">Sindri Garrick</text:a> qui se goinfre dans la cuisine. </text:p>
      <text:p text:style-name="Text_20_body">En quelques mots, Jeffrey explique que tout le monde est en alerte et que la famille de Jethro est protégée. <text:a xlink:type="simple" xlink:href="https://github.com/Kavekha/jdr/wiki/Oriastr" text:style-name="Internet_20_link" text:visited-style-name="Visited_20_Internet_20_Link">Oriastr</text:a> mène les défenses de la Basse-Ville du sud. A la demande de Jethro, des gars sont envoyés gérés leurs poursuivants. </text:p>
      <text:p text:style-name="Text_20_body">Jeffrey raconte que le monde de demain sera différent, et que si chacun survit il y aura une place pour Jethro dans ce nouveau monde. Il lui donne un gage d'estime avec un bracelet mécanique. </text:p>
      <text:h text:style-name="P37" text:outline-level="2"><text:bookmark text:name="user-content-changes_avec_Sindri_Garrick"/>Échanges avec Sindri Garrick </text:h>
      <text:p text:style-name="Text_20_body"><text:bookmark text:name="user-content-échanges-avec-sindri-garrick"/>Namikigama rejoint dans la cuisine son maitre le gnome Sindri Garrick, a qui elle raconte l'ensemble de ses aventures et notamment son rêve de la femme au tatouage rouge feu. Le gnome explique qu'il s'agit de la légendaire <text:a xlink:type="simple" xlink:href="https://github.com/Kavekha/jdr/wiki/Fureur-Sanglante" text:style-name="Internet_20_link" text:visited-style-name="Visited_20_Internet_20_Link">Fureur Sanglante</text:a>, une vision que tous les moines finissent par avoir et que lui-même il cherche en parcourant le monde de monastère en monastère, ne s’arrêtant qu'en quelques occasions pour partager son savoir. Il propose à Namikigama de lui faire un tatouage: cela représente des griffes occultes. </text:p>
      <text:h text:style-name="P37" text:outline-level="2"><text:bookmark text:name="user-content-Rvlations_de_Mitsuha"/>Révélations de Mitsuha </text:h>
      <text:p text:style-name="Text_20_body"><text:bookmark text:name="user-content-révélations-de-mitsuha"/>Les aventuriers prennent un temps pour se reposer, se nourrir et discuter ensemble. Mitsuha explique au groupe qu'elle est la sœur de Draky, qu'ils ont été capturés dans leur village à <text:a xlink:type="simple" xlink:href="https://github.com/Kavekha/jdr/wiki/Norbrande" text:style-name="Internet_20_link" text:visited-style-name="Visited_20_Internet_20_Link">Norbrande</text:a> par les mercenaires de <text:a xlink:type="simple" xlink:href="https://github.com/Kavekha/jdr/wiki/Carrel-Heyder" text:style-name="Internet_20_link" text:visited-style-name="Visited_20_Internet_20_Link">Carrel Heyder</text:a> et transformés dans des cylindres de liquide vert par un être au visage plein de coutures du nom de <text:a xlink:type="simple" xlink:href="https://github.com/Kavekha/jdr/wiki/Fresrek" text:style-name="Internet_20_link" text:visited-style-name="Visited_20_Internet_20_Link">Fresrek</text:a>. D'autres Drakeides Noirs ont été enlevés et ont subits les transmutations alchimiques de l'homme. Jethro émets l'hypothèse que le but du Roi Sorcier est de les transformer, et Mitsuha pense de même si elle en croit sa métamorphose en cours <text:soft-page-break/>bien qu'elle ne comprenne pas qu'elle conserve sa liberté de pensée. </text:p>
      <text:p text:style-name="Text_20_body">A la mention du liquide vert, Draky se souvient de la pierre de <text:a xlink:type="simple" xlink:href="https://github.com/Kavekha/jdr/wiki/Saark" text:style-name="Internet_20_link" text:visited-style-name="Visited_20_Internet_20_Link">Saark</text:a> et prends contact avec le druide demi-orc. Celui-ci accepte de les rejoindre dés que possible à Pydemian. </text:p>
      <text:p text:style-name="Text_20_body">Mitsuha demande à Draky s'il utilise toujours sa cachette sous le temple de <text:a xlink:type="simple" xlink:href="https://github.com/Kavekha/jdr/wiki/Hanse" text:style-name="Internet_20_link" text:visited-style-name="Visited_20_Internet_20_Link">Hansë</text:a>. Elle a quelque chose pour lui là bas. </text:p>
      <text:h text:style-name="Heading_20_2" text:outline-level="2"><text:bookmark text:name="user-content-Cachette_de_Mitsuha__attaque_Gnolls"/><text:span text:style-name="T4">Cachette de Mitsuha &amp; attaque Gnolls</text:span> </text:h>
      <text:p text:style-name="Text_20_body"><text:bookmark text:name="user-content-cachette-de-mitsuha--attaque-gnolls"/>Sortant de l'auberge, le groupe constate que les murs d'épines se sont propagées dans la basse ville. Draky se souvient d'explications de <text:a xlink:type="simple" xlink:href="https://github.com/Kavekha/jdr/wiki/Monique" text:style-name="Internet_20_link" text:visited-style-name="Visited_20_Internet_20_Link">Monique</text:a> sur un rituel utilisé par certains peuples Orcs de murs d'épines magiques pour protéger leurs campements. Il semblerait que ce soit un rituel similaire qui soit utilisé pour réduire les mouvements des protecteurs de la cité et isolés les gens. </text:p>
      <text:p text:style-name="Text_20_body">Dans la cachette, Mitsuha donne à Draky des gantelets de puissance volés à Norbrande. Alors que Draky les enfile, les murs commencent à être poussés par les ronces qui ne finissent plus de grandir. </text:p>
      <text:p text:style-name="Text_20_body">Le groupe sort rapidement, et se retrouve attaqués par des gnolls menés par <text:a xlink:type="simple" xlink:href="https://github.com/Kavekha/jdr/wiki/Hagren" text:style-name="Internet_20_link" text:visited-style-name="Visited_20_Internet_20_Link">Hagren</text:a> au visage brulé lors de leur précédente rencontre, sortant d'un tunnel d'où semblent provenir les ronces. Le combat est violent mais les aventuriers triomphent: les yeux de Namikigama deviennent blancs, son bras tatoué s'illumine et une décharge d’énergie accompagne son uppercut qui envoie voler le chef des gnolls. </text:p>
      <text:h text:style-name="P37" text:outline-level="2"><text:bookmark text:name="user-content-Shaeleg_la_Couronne_dpines"/>Shaeleg la Couronnée d'épines </text:h>
      <text:p text:style-name="Text_20_body"><text:bookmark text:name="user-content-shaeleg-la-couronnée-dépines"/>Voyant que les racines sortent du tunnel, et entendant une litanie venant de ses profondeurs, Draky décide d'interrompre le rituel à l'origine des murs d'épines qui entourent la ville peu à peu. Mitsuha le suit pour le protéger, et Jethro et Namikigama de même en rechignant un peu. </text:p>
      <text:p text:style-name="Text_20_body">Le tunnel a été créé par des vers des roches en grand nombre, et est parcouru par des veines de lianes à épines se rependant dans la roche et la terre. Le chemin conduit à une salle naturelle au centre de laquelle se trouve <text:a xlink:type="simple" xlink:href="https://github.com/Kavekha/jdr/wiki/Shaeleg" text:style-name="Internet_20_link" text:visited-style-name="Visited_20_Internet_20_Link">Shaeleg</text:a>, une Shaman du <text:a xlink:type="simple" xlink:href="https://github.com/Kavekha/jdr/wiki/Dévoreur" text:style-name="Internet_20_link" text:visited-style-name="Visited_20_Internet_20_Link">Dévoreur</text:a>, entourée de gobelins. </text:p>
      <text:p text:style-name="Text_20_body">Le groupe attaque par surprise: Namikigama et Draky concentrent leurs attaques sur la shaman tandis que Jethro et Mitsuha s'occupent des gobelins alentours. La Shaman riposte par divers sorts. Des renforts gobelins rejoignent le combat, mais l'un d'entre eux - que Jethro reconnait comme <text:a xlink:type="simple" xlink:href="https://github.com/Kavekha/jdr/wiki/Snog" text:style-name="Internet_20_link" text:visited-style-name="Visited_20_Internet_20_Link">Snog</text:a> - prends soudainement le parti des héros à tirs de flèches sur ses congénères. </text:p>
      <text:p text:style-name="Text_20_body">Le combat prends une mauvaise tournure quand Namikigama tombe au sol, agonisante, sous un sort de Représailles infernales par Shaeleg. La Shaman parvient à éviter plusieurs attaques de Draky, transformé en loup sanguinaire, tandis que les gobelins entourent Mitsuha qui les supprime d'un souffle acide. Jethro danse parmi les gobelins, les tuant à la chaine. De son coté, Snog agite son cimetière contre un autre gobelin qui agite le sien de la même façon ridicule. </text:p>
      <text:p text:style-name="Text_20_body">Une vision rapide de la <text:a xlink:type="simple" xlink:href="https://github.com/Kavekha/jdr/wiki/Fureur-Sanglante" text:style-name="Internet_20_link" text:visited-style-name="Visited_20_Internet_20_Link">Fureur Sanglante</text:a> apparait à Namikigama qui se relève soudainement pour reprendre le combat. Draky attrape Shaeleg à la gorge, la secoue dans tous les sens, brisant sa couronne d'épines, avant de la jetée sur les ronces. Jethro conclut le combat en jetant une dague sur le dernier gobelin: l'adversaire de Snog. Celui-ci s'approprie aussitôt la victoire et félicite tout le groupe. </text:p>
      <text:h text:style-name="P37" text:outline-level="2"><text:bookmark text:name="user-content-Victoire"/>Victoire. </text:h>
      <text:p text:style-name="Text_20_body"><text:bookmark text:name="user-content-victoire"/>Avec la mort de Shaeleg, les ronces périssent et se transforment en liquide marron gluant et pourrissant. Celles à la surface, dans la ville, semblent connaitre le même sort: à nouveau chacun <text:soft-page-break/>peut circuler dans la ville, et les renforts peuvent se rendre là où ils sont nécessaires pour repousser les gnolls. </text:p>
      <text:p text:style-name="Text_20_body">Snog explique que bien que déserteur, il a été de nouveau incorporé à l'armée du <text:a xlink:type="simple" xlink:href="https://github.com/Kavekha/jdr/wiki/Dévoreur" text:style-name="Internet_20_link" text:visited-style-name="Visited_20_Internet_20_Link">Dévoreur</text:a>. Il compte cette fois se cacher dans la ville et partir ailleurs dés que ce sera possible. </text:p>
      <text:p text:style-name="Text_20_body">Les héros se partagent le butin trouvé sur Shaeleg: des armes et une baguette magique. </text:p>
      <text:h text:style-name="P38" text:outline-level="1"><text:bookmark text:name="user-content-Fin_du_Sige"/>Fin du Siège. </text:h>
      <text:p text:style-name="Text_20_body"><text:bookmark text:name="user-content-fin-du-siège"/>Alors que les murs d'épine cessent d'exister, la bataille se poursuit dans la cité. </text:p>
      <text:p text:style-name="Text_20_body">Dans les jours qui viendront, les rumeurs apporteront au groupe différentes nouvelles de la situation: </text:p>
      <text:list xml:id="list4651277560944822165" text:style-name="L11">
        <text:list-item>
          <text:p text:style-name="P30">L'Armée du <text:a xlink:type="simple" xlink:href="https://github.com/Kavekha/jdr/wiki/Dévoreur" text:style-name="Internet_20_link" text:visited-style-name="Visited_20_Internet_20_Link">Dévoreur</text:a> a été repoussée. </text:p>
        </text:list-item>
        <text:list-item>
          <text:p text:style-name="P30">Le Grand Ver, grièvement blessé, a retrouvé refuge dans le sol de Pydemian. Des aventuriers seront certainement envoyés l'achever. </text:p>
        </text:list-item>
        <text:list-item>
          <text:p text:style-name="P30"><text:a xlink:type="simple" xlink:href="https://github.com/Kavekha/jdr/wiki/Isolde" text:style-name="Internet_20_link" text:visited-style-name="Visited_20_Internet_20_Link">Isolde</text:a> a survécu à la bataille, mais a perdu de nombreux soldats. </text:p>
        </text:list-item>
        <text:list-item>
          <text:p text:style-name="P30">Le Régent <text:a xlink:type="simple" xlink:href="https://github.com/Kavekha/jdr/wiki/Cedoric-Jangar" text:style-name="Internet_20_link" text:visited-style-name="Visited_20_Internet_20_Link">Cedoric Jangar</text:a> aurait été blessé alors qu'il tentait de s'enfuir, ce qui est un sujet de scandale et de moquerie. </text:p>
        </text:list-item>
        <text:list-item>
          <text:p text:style-name="P30">Un mage rouquin - <text:a xlink:type="simple" xlink:href="https://github.com/Kavekha/jdr/wiki/Morelm" text:style-name="Internet_20_link" text:visited-style-name="Visited_20_Internet_20_Link">Morelm</text:a> - aurait accompli un acte de bravoure pendant la bataille. </text:p>
        </text:list-item>
        <text:list-item>
          <text:p text:style-name="P30">Il est question dans la basse ville d'un acte héroïque d'un gnome aux cheveux verts nommé <text:a xlink:type="simple" xlink:href="https://github.com/Kavekha/jdr/wiki/Kaz-et-Kin" text:style-name="Internet_20_link" text:visited-style-name="Visited_20_Internet_20_Link">Kin</text:a> et de <text:a xlink:type="simple" xlink:href="https://github.com/Kavekha/jdr/wiki/Xaes" text:style-name="Internet_20_link" text:visited-style-name="Visited_20_Internet_20_Link">Xaes</text:a>, son compagnon Homme-lezard. Se sont les traqueurs de nos héros, au service de <text:a xlink:type="simple" xlink:href="https://github.com/Kavekha/jdr/wiki/Carrel-Heyder" text:style-name="Internet_20_link" text:visited-style-name="Visited_20_Internet_20_Link">Carrel Heyder</text:a> et du Roi Sorcier. </text:p>
        </text:list-item>
        <text:list-item>
          <text:p text:style-name="P30">Les <text:a xlink:type="simple" xlink:href="https://github.com/Kavekha/jdr/wiki/Chasseurs-d’Écumes" text:style-name="Internet_20_link" text:visited-style-name="Visited_20_Internet_20_Link">Chasseurs d’Écumes</text:a> ont repoussés une attaque de l'Armée du Dévoreur depuis la mer, avec succès. </text:p>
        </text:list-item>
        <text:list-item>
          <text:p text:style-name="P30"><text:a xlink:type="simple" xlink:href="https://github.com/Kavekha/jdr/wiki/Jeffrey" text:style-name="Internet_20_link" text:visited-style-name="Visited_20_Internet_20_Link">Jeffrey</text:a> a subit des blessures lors de la défense de la Basse Ville. </text:p>
        </text:list-item>
        <text:list-item>
          <text:p text:style-name="P30"><text:a xlink:type="simple" xlink:href="https://github.com/Kavekha/jdr/wiki/Oriastr" text:style-name="Internet_20_link" text:visited-style-name="Visited_20_Internet_20_Link">Oriastr</text:a> quand à elle s'en est sortie héroïquement, et le prestige de la Guilde en est sorti grandit. </text:p>
        </text:list-item>
        <text:list-item>
          <text:p text:style-name="P16">Il se raconte que le héros <text:a xlink:type="simple" xlink:href="https://github.com/Kavekha/jdr/wiki/Jager" text:style-name="Internet_20_link" text:visited-style-name="Visited_20_Internet_20_Link">Jager</text:a>, accompagné de <text:a xlink:type="simple" xlink:href="https://github.com/Kavekha/jdr/wiki/Shizumi" text:style-name="Internet_20_link" text:visited-style-name="Visited_20_Internet_20_Link">Shizumi</text:a>, ont repoussés un assaut Gnoll dans la Basse Ville. </text:p>
        </text:list-item>
      </text:list>
      <text:p text:style-name="Standard"><text:span text:style-name="T6"/></text:p>
      <text:p text:style-name="P1"><text:span text:style-name="T6">Conséquences</text:span></text:p>
      <text:list xml:id="list6261744480319979946" text:style-name="L13">
        <text:list-item>
          <text:p text:style-name="P18"><text:span text:style-name="T6">Le </text:span><text:a xlink:type="simple" xlink:href="https://github.com/Kavekha/jdr/wiki/Morelm" text:style-name="Internet_20_link" text:visited-style-name="Visited_20_Internet_20_Link"><text:span text:style-name="T6">mage rouquin au tatouage de kraken</text:span></text:a><text:span text:style-name="T6"> a survécu à la confrontation avec les héros, mais aussi à la bataille du palais où il aurait accompli un acte de bravoure.</text:span></text:p>
        </text:list-item>
      </text:list>
      <text:list xml:id="list3490685349079385242" text:style-name="L12">
        <text:list-item>
          <text:p text:style-name="P31">Le Culte de l' <text:a xlink:type="simple" xlink:href="https://github.com/Kavekha/jdr/wiki/Oeil-des-abysses" text:style-name="Internet_20_link" text:visited-style-name="Visited_20_Internet_20_Link">Oeil des abysses</text:a> a désormais la confirmation de la destruction du [Venerable](https://github.com/Kavekha/jdr/wiki/Venerable) par les héros! </text:p>
        </text:list-item>
        <text:list-item>
          <text:p text:style-name="P31"><text:a xlink:type="simple" xlink:href="https://github.com/Kavekha/jdr/wiki/Namikigama" text:style-name="Internet_20_link" text:visited-style-name="Visited_20_Internet_20_Link">Namikigama</text:a> a partagé avec <text:a xlink:type="simple" xlink:href="https://github.com/Kavekha/jdr/wiki/Jethro" text:style-name="Internet_20_link" text:visited-style-name="Visited_20_Internet_20_Link">Jethro</text:a> la vision reçue lorsqu'elle a touché le Disque Flottant, qui s'avère semble-t-il être une clé magique. </text:p>
        </text:list-item>
        <text:list-item>
          <text:p text:style-name="P31"><text:a xlink:type="simple" xlink:href="https://github.com/Kavekha/jdr/wiki/Namikigama" text:style-name="Internet_20_link" text:visited-style-name="Visited_20_Internet_20_Link">Namikigama</text:a> a été confrontée au souvenir de <text:a xlink:type="simple" xlink:href="https://github.com/Kavekha/jdr/wiki/Hessorn" text:style-name="Internet_20_link" text:visited-style-name="Visited_20_Internet_20_Link">Hessorn</text:a> emprisonné et la pauvre <text:a xlink:type="simple" xlink:href="https://github.com/Kavekha/jdr/wiki/Chloé" text:style-name="Internet_20_link" text:visited-style-name="Visited_20_Internet_20_Link">Chloé</text:a> abandonnée. La jeune fille se trouve en Haute Ville, pour quelle raison? </text:p>
        </text:list-item>
        <text:list-item>
          <text:p text:style-name="P31"><text:a xlink:type="simple" xlink:href="https://github.com/Kavekha/jdr/wiki/Isolde" text:style-name="Internet_20_link" text:visited-style-name="Visited_20_Internet_20_Link">Isolde</text:a> et <text:a xlink:type="simple" xlink:href="https://github.com/Kavekha/jdr/wiki/Cedoric-Jangar" text:style-name="Internet_20_link" text:visited-style-name="Visited_20_Internet_20_Link">Cedoric Jangar</text:a> semblent en conflit autour d'une cérémonie en l'honneur d<text:a xlink:type="simple" xlink:href="https://github.com/Kavekha/jdr/wiki/Alidane" text:style-name="Internet_20_link" text:visited-style-name="Visited_20_Internet_20_Link">Alidane</text:a> et la disparition du <text:a xlink:type="simple" xlink:href="https://github.com/Kavekha/jdr/wiki/Flavian-de-Pydemian" text:style-name="Internet_20_link" text:visited-style-name="Visited_20_Internet_20_Link">Prince Marchand</text:a>. </text:p>
        </text:list-item>
        <text:list-item>
          <text:p text:style-name="P31"><text:a xlink:type="simple" xlink:href="https://github.com/Kavekha/jdr/wiki/Carrel-Heyder" text:style-name="Internet_20_link" text:visited-style-name="Visited_20_Internet_20_Link">Carrel Heyder</text:a> a envoyé <text:a xlink:type="simple" xlink:href="https://github.com/Kavekha/jdr/wiki/Kaz-et-Kin" text:style-name="Internet_20_link" text:visited-style-name="Visited_20_Internet_20_Link">Kin</text:a> et <text:a xlink:type="simple" xlink:href="https://github.com/Kavekha/jdr/wiki/Xaes" text:style-name="Internet_20_link" text:visited-style-name="Visited_20_Internet_20_Link">Xaes</text:a> pour traquer dans Pydemian <text:a xlink:type="simple" xlink:href="https://github.com/Kavekha/jdr/wiki/Draky" text:style-name="Internet_20_link" text:visited-style-name="Visited_20_Internet_20_Link">Draky</text:a> et <text:a xlink:type="simple" xlink:href="https://github.com/Kavekha/jdr/wiki/Mitsuha" text:style-name="Internet_20_link" text:visited-style-name="Visited_20_Internet_20_Link">Mitsuha</text:a>. L'intervention des hommes de <text:a xlink:type="simple" xlink:href="https://github.com/Kavekha/jdr/wiki/Jeffrey" text:style-name="Internet_20_link" text:visited-style-name="Visited_20_Internet_20_Link">Jeffrey</text:a> à la demande <text:a xlink:type="simple" xlink:href="https://github.com/Kavekha/jdr/wiki/Jethro" text:style-name="Internet_20_link" text:visited-style-name="Visited_20_Internet_20_Link">Jethro</text:a> ont permis de les écarter, mais ils sont restés en Basse Ville où ils ont protégés la population lors d'attaques gnolls. Ils comptent certainement poursuivre leur mission. </text:p>
        </text:list-item>
        <text:list-item>
          <text:p text:style-name="P31"><text:a xlink:type="simple" xlink:href="https://github.com/Kavekha/jdr/wiki/Jethro" text:style-name="Internet_20_link" text:visited-style-name="Visited_20_Internet_20_Link">Jethro</text:a> a rencontré un Nain de sa guilde, <text:a xlink:type="simple" xlink:href="https://github.com/Kavekha/jdr/wiki/Mowan-Mudbrand" text:style-name="Internet_20_link" text:visited-style-name="Visited_20_Internet_20_Link">Mowan Mudbrand</text:a>, qui lui a rendu une faveur. Il a été blessé pendant la bataille, et a perdu plusieurs camarades. <text:a xlink:type="simple" xlink:href="https://github.com/Kavekha/jdr/wiki/Jethro" text:style-name="Internet_20_link" text:visited-style-name="Visited_20_Internet_20_Link">Jethro</text:a> a laissé un message <text:soft-page-break/>pour <text:a xlink:type="simple" xlink:href="https://github.com/Kavekha/jdr/wiki/Oriastr" text:style-name="Internet_20_link" text:visited-style-name="Visited_20_Internet_20_Link">Oriastr</text:a> dans son repère. </text:p>
        </text:list-item>
        <text:list-item>
          <text:p text:style-name="P31"><text:a xlink:type="simple" xlink:href="https://github.com/Kavekha/jdr/wiki/Eimrich" text:style-name="Internet_20_link" text:visited-style-name="Visited_20_Internet_20_Link">Eimrich</text:a> et <text:a xlink:type="simple" xlink:href="https://github.com/Kavekha/jdr/wiki/Iggriston" text:style-name="Internet_20_link" text:visited-style-name="Visited_20_Internet_20_Link">Iggriston</text:a> sont retournés à <text:a xlink:type="simple" xlink:href="https://github.com/Kavekha/jdr/wiki/BriseWyrm" text:style-name="Internet_20_link" text:visited-style-name="Visited_20_Internet_20_Link">BriseWyrm</text:a>, avec l'aide des <text:a xlink:type="simple" xlink:href="https://github.com/Kavekha/jdr/wiki/Chevaucheurs-d%27Ecume" text:style-name="Internet_20_link" text:visited-style-name="Visited_20_Internet_20_Link">Chevaucheurs d'Ecume</text:a>. </text:p>
        </text:list-item>
        <text:list-item>
          <text:p text:style-name="P31"><text:a xlink:type="simple" xlink:href="https://github.com/Kavekha/jdr/wiki/Mitsuha" text:style-name="Internet_20_link" text:visited-style-name="Visited_20_Internet_20_Link">Mitsuha</text:a> est libérée et réunie avec <text:a xlink:type="simple" xlink:href="https://github.com/Kavekha/jdr/wiki/Draky" text:style-name="Internet_20_link" text:visited-style-name="Visited_20_Internet_20_Link">Draky</text:a>! </text:p>
        </text:list-item>
        <text:list-item>
          <text:p text:style-name="P31">Il y a au moins encore un Drakeide prisonnier et destiné au Roi Sorcier. </text:p>
        </text:list-item>
        <text:list-item>
          <text:p text:style-name="P31">Le directeur de la prison fait face à une évasion alors qu'il est en effectif réduit. </text:p>
        </text:list-item>
        <text:list-item>
          <text:p text:style-name="P31">Un groupe s’apprête à les poursuivre. </text:p>
        </text:list-item>
        <text:list-item>
          <text:p text:style-name="P31">L'Armée du <text:a xlink:type="simple" xlink:href="https://github.com/Kavekha/jdr/wiki/Dévoreur" text:style-name="Internet_20_link" text:visited-style-name="Visited_20_Internet_20_Link">Dévoreur</text:a> a été repoussée, mais continue d'errer dans la campagne de Pydemian. La région demeure peu sûre. </text:p>
        </text:list-item>
        <text:list-item>
          <text:p text:style-name="P31"><text:a xlink:type="simple" xlink:href="https://github.com/Kavekha/jdr/wiki/Snog" text:style-name="Internet_20_link" text:visited-style-name="Visited_20_Internet_20_Link">Snog</text:a> est de nouveau libre et attends caché de pouvoir quitter la ville. </text:p>
        </text:list-item>
        <text:list-item>
          <text:p text:style-name="P31"><text:a xlink:type="simple" xlink:href="https://github.com/Kavekha/jdr/wiki/Namikigama" text:style-name="Internet_20_link" text:visited-style-name="Visited_20_Internet_20_Link">Namikigama</text:a> a eu une nouvelle vision de la <text:a xlink:type="simple" xlink:href="https://github.com/Kavekha/jdr/wiki/Fureur-Sanglante" text:style-name="Internet_20_link" text:visited-style-name="Visited_20_Internet_20_Link">Fureur Sanglante</text:a>, qu'elle a décidé de rechercher à son tour, comme le fait son maitre <text:a xlink:type="simple" xlink:href="https://github.com/Kavekha/jdr/wiki/Sindri-Garrick" text:style-name="Internet_20_link" text:visited-style-name="Visited_20_Internet_20_Link">Sindri Garrick</text:a>. </text:p>
        </text:list-item>
        <text:list-item>
          <text:p text:style-name="P17"><text:a xlink:type="simple" xlink:href="https://github.com/Kavekha/jdr/wiki/Draky" text:style-name="Internet_20_link" text:visited-style-name="Visited_20_Internet_20_Link">Draky</text:a> a pris contact avec <text:a xlink:type="simple" xlink:href="https://github.com/Kavekha/jdr/wiki/Saark" text:style-name="Internet_20_link" text:visited-style-name="Visited_20_Internet_20_Link">Saark</text:a>, pour parler du liquide vert et des marais putrides. </text:p>
        </text:list-item>
      </text:list>
      <text:h text:style-name="P40" text:outline-level="1"><text:span text:style-name="T6"/></text:h>
      <text:h text:style-name="P40" text:outline-level="1"><text:span text:style-name="T6"/></text:h>
      <text:h text:style-name="P40" text:outline-level="1"><text:span text:style-name="T6"/></text:h>
      <text:h text:style-name="P40" text:outline-level="1"><text:span text:style-name="T6"/></text:h>
      <text:h text:style-name="P40" text:outline-level="1"><text:span text:style-name="T6"/></text:h>
      <text:h text:style-name="P40" text:outline-level="1"><text:span text:style-name="T6"/></text:h>
      <text:h text:style-name="P40" text:outline-level="1"><text:span text:style-name="T6"/></text:h>
      <text:h text:style-name="P40" text:outline-level="1"><text:span text:style-name="T6"/></text:h>
      <text:h text:style-name="P40" text:outline-level="1"><text:span text:style-name="T6"/></text:h>
      <text:h text:style-name="P40" text:outline-level="1"><text:span text:style-name="T6"/></text:h>
      <text:h text:style-name="P40" text:outline-level="1"><text:span text:style-name="T6"/></text:h>
      <text:p text:style-name="P19"><text:span text:style-name="T6"/></text:p>
      <text:p text:style-name="P19"><text:span text:style-name="T6"/></text:p>
      <text:h text:style-name="P40" text:outline-level="1"><text:soft-page-break/><text:span text:style-name="T6">Ou vous portera le vent</text:span></text:h>
      <text:p text:style-name="Standard"><text:span text:style-name="T6">Jouée le 15 Septembre 2024</text:span></text:p>
      <text:p text:style-name="Standard"><text:span text:style-name="T6"/></text:p>
      <text:p text:style-name="Standard"><text:span text:style-name="T6">L'arrivée de </text:span><text:a xlink:type="simple" xlink:href="https://github.com/Kavekha/jdr/wiki/Akebhé" text:style-name="Internet_20_link" text:visited-style-name="Visited_20_Internet_20_Link"><text:span text:style-name="T6">Akebhé</text:span></text:a><text:span text:style-name="T6"> et de </text:span><text:a xlink:type="simple" xlink:href="https://github.com/Kavekha/jdr/wiki/Presage" text:style-name="Internet_20_link" text:visited-style-name="Visited_20_Internet_20_Link"><text:span text:style-name="T6">Presage</text:span></text:a><text:span text:style-name="T6"> à Pydemian et l'évasion de </text:span><text:a xlink:type="simple" xlink:href="https://github.com/Kavekha/jdr/wiki/Flavian-de-Pydemian" text:style-name="Internet_20_link" text:visited-style-name="Visited_20_Internet_20_Link"><text:span text:style-name="T6">Flavian</text:span></text:a><text:span text:style-name="T6"> mets tout le monde en danger. La fuite devient nécessaire au plus vite! </text:span></text:p>
      <text:p text:style-name="Standard"><text:span text:style-name="T6"/></text:p>
      <text:h text:style-name="P38" text:outline-level="1"><text:span text:style-name="T6">Introduction </text:span></text:h>
      <text:h text:style-name="P37" text:outline-level="2"><text:bookmark text:name="user-content-introduction"/><text:bookmark text:name="user-content-Prparatifs"/>Préparatifs </text:h>
      <text:p text:style-name="Text_20_body"><text:bookmark text:name="user-content-préparatifs"/><text:a xlink:type="simple" xlink:href="https://github.com/Kavekha/jdr/wiki/Draky" text:style-name="Internet_20_link" text:visited-style-name="Visited_20_Internet_20_Link">Draky</text:a> passe du temps avec <text:a xlink:type="simple" xlink:href="https://github.com/Kavekha/jdr/wiki/Mitsuha" text:style-name="Internet_20_link" text:visited-style-name="Visited_20_Internet_20_Link">Mitsuha</text:a> et se balade dans la Basse Ville. </text:p>
      <text:p text:style-name="Text_20_body"><text:a xlink:type="simple" xlink:href="https://github.com/Kavekha/jdr/wiki/Jethro" text:style-name="Internet_20_link" text:visited-style-name="Visited_20_Internet_20_Link">Jethro</text:a> s'assure que <text:a xlink:type="simple" xlink:href="https://github.com/Kavekha/jdr/wiki/Jeffrey" text:style-name="Internet_20_link" text:visited-style-name="Visited_20_Internet_20_Link">Jeffrey</text:a> continue de protéger sa famille et se renseigne sur <text:a xlink:type="simple" xlink:href="https://github.com/Kavekha/jdr/wiki/Norbrande" text:style-name="Internet_20_link" text:visited-style-name="Visited_20_Internet_20_Link">Norbrande</text:a> pour préparer une expédition pour agir contre le <text:a xlink:type="simple" xlink:href="https://github.com/Kavekha/jdr/wiki/Roi-Sorcier" text:style-name="Internet_20_link" text:visited-style-name="Visited_20_Internet_20_Link">Roi Sorcier</text:a> ou au moins libérer les Drakeides. </text:p>
      <text:p text:style-name="Text_20_body"><text:a xlink:type="simple" xlink:href="https://github.com/Kavekha/jdr/wiki/Namikigama" text:style-name="Internet_20_link" text:visited-style-name="Visited_20_Internet_20_Link">Namikigama</text:a> commets quelques arnaques dans les rues. Elle prends aussi le temps de s’intéresser au sort de <text:a xlink:type="simple" xlink:href="https://github.com/Kavekha/jdr/wiki/Chloé" text:style-name="Internet_20_link" text:visited-style-name="Visited_20_Internet_20_Link">Chloé</text:a> dont elle retrouve la trace en haute ville. Elle aurait été grièvement blessée pendant les évènements du <text:a xlink:type="simple" xlink:href="https://github.com/Kavekha/jdr/wiki/Le-Signe-du-Ver" text:style-name="Internet_20_link" text:visited-style-name="Visited_20_Internet_20_Link">Signe du Ver</text:a> et conduite dans la maison d'une famille amie de son père. Il semblerait que <text:a xlink:type="simple" xlink:href="https://github.com/Kavekha/jdr/wiki/Morelm" text:style-name="Internet_20_link" text:visited-style-name="Visited_20_Internet_20_Link">Morelm</text:a> soit venu au moins une fois dans cette maison. </text:p>
      <text:p text:style-name="Text_20_body">Au cours de son retour, <text:a xlink:type="simple" xlink:href="https://github.com/Kavekha/jdr/wiki/Namikigama" text:style-name="Internet_20_link" text:visited-style-name="Visited_20_Internet_20_Link">Namikigama</text:a> est repérée par des gardes et se retrouve impliquée dans un conflit avec les hommes de <text:a xlink:type="simple" xlink:href="https://github.com/Kavekha/jdr/wiki/Jeffrey" text:style-name="Internet_20_link" text:visited-style-name="Visited_20_Internet_20_Link">Jeffrey</text:a> et la garde. </text:p>
      <text:h text:style-name="P37" text:outline-level="2"><text:bookmark text:name="user-content-Larrive_de_la_Sphre_du_Prince_Marchand"/>L'arrivée de la Sphère du Prince Marchand </text:h>
      <text:p text:style-name="Text_20_body"><text:bookmark text:name="user-content-larrivée-de-la-sphère-du-prince-marchand"/>La Basse Ville est en pleine effervescence, quelque chose d'incroyable semble se passer au port. Nous y retrouvons <text:a xlink:type="simple" xlink:href="https://github.com/Kavekha/jdr/wiki/Draky" text:style-name="Internet_20_link" text:visited-style-name="Visited_20_Internet_20_Link">Draky</text:a> et <text:a xlink:type="simple" xlink:href="https://github.com/Kavekha/jdr/wiki/Namikigama" text:style-name="Internet_20_link" text:visited-style-name="Visited_20_Internet_20_Link">Namikigama</text:a>, discrètement mêlés à la foule, tandis que <text:a xlink:type="simple" xlink:href="https://github.com/Kavekha/jdr/wiki/Jethro" text:style-name="Internet_20_link" text:visited-style-name="Visited_20_Internet_20_Link">Jethro</text:a> a sorti sa plus belle tenue pour l'occasion. </text:p>
      <text:p text:style-name="Text_20_body">Sur les eaux, en direction de <text:a xlink:type="simple" xlink:href="https://github.com/Kavekha/jdr/wiki/Pydemian" text:style-name="Internet_20_link" text:visited-style-name="Visited_20_Internet_20_Link">Pydemian</text:a>, une Sphère de la taille d'un bâtiment semble flottée, portée par des formes d'eau. Des vagues semblent partir d'elle et repousser les autres bateaux autour. A son sommet, deux formes: un colosse dont la peau semble liquide et une tieffelin à la peau et chevelure blanches. </text:p>
      <text:p text:style-name="Text_20_body">Si <text:a xlink:type="simple" xlink:href="https://github.com/Kavekha/jdr/wiki/Jethro" text:style-name="Internet_20_link" text:visited-style-name="Visited_20_Internet_20_Link">Jethro</text:a> ne parvient pas à les reconnaitre, pour <text:a xlink:type="simple" xlink:href="https://github.com/Kavekha/jdr/wiki/Namikigama" text:style-name="Internet_20_link" text:visited-style-name="Visited_20_Internet_20_Link">Namikigama</text:a> il s'agit d'un Prince Marchand au vu des similitudes d'armoirie avec celles de <text:a xlink:type="simple" xlink:href="https://github.com/Kavekha/jdr/wiki/Pydemian" text:style-name="Internet_20_link" text:visited-style-name="Visited_20_Internet_20_Link">Pydemian</text:a>. </text:p>
      <text:p text:style-name="Text_20_body"><text:a xlink:type="simple" xlink:href="https://github.com/Kavekha/jdr/wiki/Jethro" text:style-name="Internet_20_link" text:visited-style-name="Visited_20_Internet_20_Link">Jethro</text:a> se montre attentif aux rumeurs, et elles sont nombreuses: </text:p>
      <text:list xml:id="list3366705813887472604" text:style-name="L14">
        <text:list-item>
          <text:p text:style-name="P32"><text:a xlink:type="simple" xlink:href="https://github.com/Kavekha/jdr/wiki/Akebhé" text:style-name="Internet_20_link" text:visited-style-name="Visited_20_Internet_20_Link">Akebhé</text:a> est venu remplacer <text:a xlink:type="simple" xlink:href="https://github.com/Kavekha/jdr/wiki/Flavian-de-Pydemian" text:style-name="Internet_20_link" text:visited-style-name="Visited_20_Internet_20_Link">Flavian de Pydemian</text:a>, récemment disparu. </text:p>
        </text:list-item>
        <text:list-item>
          <text:p text:style-name="P32"><text:a xlink:type="simple" xlink:href="https://github.com/Kavekha/jdr/wiki/Presage" text:style-name="Internet_20_link" text:visited-style-name="Visited_20_Internet_20_Link">Presage</text:a> est là pour enquêter sur le lien entre l'aristocratie et leur culte secret. </text:p>
        </text:list-item>
        <text:list-item>
          <text:p text:style-name="P32">Le Prince Marchand vient s'emparer de la cité et mettre tout le monde en esclavage. </text:p>
        </text:list-item>
        <text:list-item>
          <text:p text:style-name="P20"><text:a xlink:type="simple" xlink:href="https://github.com/Kavekha/jdr/wiki/Akebhé" text:style-name="Internet_20_link" text:visited-style-name="Visited_20_Internet_20_Link">Akebhé</text:a> vient punir le régent <text:a xlink:type="simple" xlink:href="https://github.com/Kavekha/jdr/wiki/Cedoric-Jangar" text:style-name="Internet_20_link" text:visited-style-name="Visited_20_Internet_20_Link">Cedoric Jangar</text:a> pour son alliance avec les pirates de <text:a xlink:type="simple" xlink:href="https://github.com/Kavekha/jdr/wiki/Marigold" text:style-name="Internet_20_link" text:visited-style-name="Visited_20_Internet_20_Link">Marigold</text:a> qu'il déteste. </text:p>
        </text:list-item>
      </text:list>
      <text:p text:style-name="Text_20_body">Dans la foule, <text:a xlink:type="simple" xlink:href="https://github.com/Kavekha/jdr/wiki/Namikigama" text:style-name="Internet_20_link" text:visited-style-name="Visited_20_Internet_20_Link">Namikigama</text:a> et <text:a xlink:type="simple" xlink:href="https://github.com/Kavekha/jdr/wiki/Draky" text:style-name="Internet_20_link" text:visited-style-name="Visited_20_Internet_20_Link">Draky</text:a> aperçoivent <text:a xlink:type="simple" xlink:href="https://github.com/Kavekha/jdr/wiki/Kaz-et-Kin" text:style-name="Internet_20_link" text:visited-style-name="Visited_20_Internet_20_Link">Kin</text:a> et <text:a xlink:type="simple" xlink:href="https://github.com/Kavekha/jdr/wiki/Xaes" text:style-name="Internet_20_link" text:visited-style-name="Visited_20_Internet_20_Link">Xaes</text:a> mais ceux-ci semblent ne pas les remarquer. </text:p>
      <text:p text:style-name="Text_20_body">Un môme vient à leur rencontre pour leur transmettre une invitation de <text:a xlink:type="simple" xlink:href="https://github.com/Kavekha/jdr/wiki/Jeffrey" text:style-name="Internet_20_link" text:visited-style-name="Visited_20_Internet_20_Link">Jeffrey</text:a> à le rejoindre à l'auberge de la <text:a xlink:type="simple" xlink:href="https://github.com/Kavekha/jdr/wiki/Sirène-à-deux-queues" text:style-name="Internet_20_link" text:visited-style-name="Visited_20_Internet_20_Link">Sirène à deux queues</text:a>. </text:p>
      <text:h text:style-name="P38" text:outline-level="1"><text:bookmark text:name="user-content-A_la_taverne_de_la_Sirne__Deux_Queues"/>A la taverne de la Sirène à Deux Queues </text:h>
      <text:p text:style-name="Text_20_body"><text:bookmark text:name="user-content-a-la-taverne-de-la-sirène-à-deux-queues"/>La taverne est fermée, mais nos héros y sont les bienvenus. Des rideaux séparent la salle principale <text:soft-page-break/>de la partie privée, où les attend certainement <text:a xlink:type="simple" xlink:href="https://github.com/Kavekha/jdr/wiki/Jeffrey" text:style-name="Internet_20_link" text:visited-style-name="Visited_20_Internet_20_Link">Jeffrey</text:a>. Seul à une table se trouve <text:a xlink:type="simple" xlink:href="https://github.com/Kavekha/jdr/wiki/Medelmerick" text:style-name="Internet_20_link" text:visited-style-name="Visited_20_Internet_20_Link">Medelmerick</text:a>, une connaissance de contrebandier de <text:a xlink:type="simple" xlink:href="https://github.com/Kavekha/jdr/wiki/Jethro" text:style-name="Internet_20_link" text:visited-style-name="Visited_20_Internet_20_Link">Jethro</text:a>. Un échange rapide avec lui leur apprenne qu'il est là à la demande de <text:a xlink:type="simple" xlink:href="https://github.com/Kavekha/jdr/wiki/Jeffrey" text:style-name="Internet_20_link" text:visited-style-name="Visited_20_Internet_20_Link">Jeffrey</text:a> et en raison de l'arrivée de <text:a xlink:type="simple" xlink:href="https://github.com/Kavekha/jdr/wiki/Akebhé" text:style-name="Internet_20_link" text:visited-style-name="Visited_20_Internet_20_Link">Akebhé</text:a>, qu'il ne porte pas dans son coeur, il compte partir au plus vite de <text:a xlink:type="simple" xlink:href="https://github.com/Kavekha/jdr/wiki/Pydemian" text:style-name="Internet_20_link" text:visited-style-name="Visited_20_Internet_20_Link">Pydemian</text:a>: les armées du <text:a xlink:type="simple" xlink:href="https://github.com/Kavekha/jdr/wiki/Dévoreur" text:style-name="Internet_20_link" text:visited-style-name="Visited_20_Internet_20_Link">Dévoreur</text:a>, oui. L'Esclavagiste, non. </text:p>
      <text:h text:style-name="P37" text:outline-level="2"><text:bookmark text:name="user-content-Levasion_de_Flavian"/>L'evasion de Flavian </text:h>
      <text:p text:style-name="Text_20_body"><text:bookmark text:name="user-content-levasion-de-flavian"/>Ils rejoignent l'arrière-salle, où <text:a xlink:type="simple" xlink:href="https://github.com/Kavekha/jdr/wiki/Jeffrey" text:style-name="Internet_20_link" text:visited-style-name="Visited_20_Internet_20_Link">Jeffrey</text:a> est là en compagnie de <text:a xlink:type="simple" xlink:href="https://github.com/Kavekha/jdr/wiki/Oriastr" text:style-name="Internet_20_link" text:visited-style-name="Visited_20_Internet_20_Link">Oriastr</text:a>. <text:a xlink:type="simple" xlink:href="https://github.com/Kavekha/jdr/wiki/Jethro" text:style-name="Internet_20_link" text:visited-style-name="Visited_20_Internet_20_Link">Jethro</text:a> leur mentionne la présence de <text:a xlink:type="simple" xlink:href="https://github.com/Kavekha/jdr/wiki/Akebhé" text:style-name="Internet_20_link" text:visited-style-name="Visited_20_Internet_20_Link">Akebhé</text:a>, et <text:a xlink:type="simple" xlink:href="https://github.com/Kavekha/jdr/wiki/Oriastr" text:style-name="Internet_20_link" text:visited-style-name="Visited_20_Internet_20_Link">Oriastr</text:a> ajoute un autre problème à la table: profitant de la destruction provoquée par les trébuchets de l'armée du <text:a xlink:type="simple" xlink:href="https://github.com/Kavekha/jdr/wiki/Dévoreur" text:style-name="Internet_20_link" text:visited-style-name="Visited_20_Internet_20_Link">Dévoreur</text:a>, <text:a xlink:type="simple" xlink:href="https://github.com/Kavekha/jdr/wiki/Flavian-de-Pydemian" text:style-name="Internet_20_link" text:visited-style-name="Visited_20_Internet_20_Link">Flavian de Pydemian</text:a> a pu s'évader il y a moins d'une heure. Il est recherché activement mais elle craint qu'il ne parvienne à rejoindre rapidement la Haute-Ville et dévoiler leur participation à son enlèvement. <text:a xlink:type="simple" xlink:href="https://github.com/Kavekha/jdr/wiki/Jager" text:style-name="Internet_20_link" text:visited-style-name="Visited_20_Internet_20_Link">Jager</text:a> et <text:a xlink:type="simple" xlink:href="https://github.com/Kavekha/jdr/wiki/Shizumi" text:style-name="Internet_20_link" text:visited-style-name="Visited_20_Internet_20_Link">Shizumi</text:a> sont partis après l'assaut et ne devraient pas être inquiétés, mais eux sont certainement sur la liste. </text:p>
      <text:p text:style-name="Text_20_body"><text:a xlink:type="simple" xlink:href="https://github.com/Kavekha/jdr/wiki/Jeffrey" text:style-name="Internet_20_link" text:visited-style-name="Visited_20_Internet_20_Link">Jeffrey</text:a> annonce qu'il était prévu à long terme qu'il succède à <text:a xlink:type="simple" xlink:href="https://github.com/Kavekha/jdr/wiki/Oriastr" text:style-name="Internet_20_link" text:visited-style-name="Visited_20_Internet_20_Link">Oriastr</text:a> mais la situation les oblige à accélérer le mouvement. <text:a xlink:type="simple" xlink:href="https://github.com/Kavekha/jdr/wiki/Oriastr" text:style-name="Internet_20_link" text:visited-style-name="Visited_20_Internet_20_Link">Oriastr</text:a> sera certainement inquiétée des interventions des nouveaux venus, et décide donc de partir pour <text:a xlink:type="simple" xlink:href="https://github.com/Kavekha/jdr/wiki/BriseWyrm" text:style-name="Internet_20_link" text:visited-style-name="Visited_20_Internet_20_Link">BriseWyrm</text:a> dés aujourd'hui. </text:p>
      <text:p text:style-name="Text_20_body">Il explique aussi avoir organisé leur départ: il leur doit bien cela au vu des informations obtenues avec la capture de <text:a xlink:type="simple" xlink:href="https://github.com/Kavekha/jdr/wiki/Flavian-de-Pydemian" text:style-name="Internet_20_link" text:visited-style-name="Visited_20_Internet_20_Link">Flavian de Pydemian</text:a>. <text:a xlink:type="simple" xlink:href="https://github.com/Kavekha/jdr/wiki/Medelmerick" text:style-name="Internet_20_link" text:visited-style-name="Visited_20_Internet_20_Link">Medelmerick</text:a> est là pour eux et se tient à disposition pour les prochaines heures dés que son bateau sera prêt. <text:a xlink:type="simple" xlink:href="https://github.com/Kavekha/jdr/wiki/Jeffrey" text:style-name="Internet_20_link" text:visited-style-name="Visited_20_Internet_20_Link">Jeffrey</text:a> ne peut pas garantir qu'il restera très longtemps. </text:p>
      <text:p text:style-name="Text_20_body">Il leur confie aussi une carte du Bassin, afin de faire le choix de leur destination. </text:p>
      <text:h text:style-name="P37" text:outline-level="2"><text:bookmark text:name="user-content-Une_offre_qui_ne_se_refuse_pas"/>Une offre qui ne se refuse pas </text:h>
      <text:p text:style-name="Text_20_body"><text:bookmark text:name="user-content-une-offre-qui-ne-se-refuse-pas"/>La conversation ne s'achève pas là: <text:a xlink:type="simple" xlink:href="https://github.com/Kavekha/jdr/wiki/Jeffrey" text:style-name="Internet_20_link" text:visited-style-name="Visited_20_Internet_20_Link">Jeffrey</text:a> et <text:a xlink:type="simple" xlink:href="https://github.com/Kavekha/jdr/wiki/Oriastr" text:style-name="Internet_20_link" text:visited-style-name="Visited_20_Internet_20_Link">Oriastr</text:a> souhaitent que <text:a xlink:type="simple" xlink:href="https://github.com/Kavekha/jdr/wiki/Jethro" text:style-name="Internet_20_link" text:visited-style-name="Visited_20_Internet_20_Link">Jethro</text:a> les rejoignent à la tête des <text:a xlink:type="simple" xlink:href="https://github.com/Kavekha/jdr/wiki/Guilde-des-Voleurs" text:style-name="Internet_20_link" text:visited-style-name="Visited_20_Internet_20_Link">Souffre-Douleurs</text:a>, le nom d'origine de la <text:a xlink:type="simple" xlink:href="https://github.com/Kavekha/jdr/wiki/Guilde-des-Voleurs" text:style-name="Internet_20_link" text:visited-style-name="Visited_20_Internet_20_Link">Guilde des Voleurs</text:a>. </text:p>
      <text:p text:style-name="Text_20_body"><text:a xlink:type="simple" xlink:href="https://github.com/Kavekha/jdr/wiki/Jeffrey" text:style-name="Internet_20_link" text:visited-style-name="Visited_20_Internet_20_Link">Jeffrey</text:a> lui confie un coffre de 500 pièces d'or pour mettre en place sa propre branche dans un lieu de son choix, et que le trio se retrouve à <text:a xlink:type="simple" xlink:href="https://github.com/Kavekha/jdr/wiki/Pydemian" text:style-name="Internet_20_link" text:visited-style-name="Visited_20_Internet_20_Link">Pydemian</text:a> ou plus certainement <text:a xlink:type="simple" xlink:href="https://github.com/Kavekha/jdr/wiki/BriseWyrm" text:style-name="Internet_20_link" text:visited-style-name="Visited_20_Internet_20_Link">BriseWyrm</text:a> dans quelques mois pour discuter stratégie. </text:p>
      <text:p text:style-name="Text_20_body">En guise de bienvenue, <text:a xlink:type="simple" xlink:href="https://github.com/Kavekha/jdr/wiki/Oriastr" text:style-name="Internet_20_link" text:visited-style-name="Visited_20_Internet_20_Link">Oriastr</text:a> offre une Canne -Épée magique. </text:p>
      <text:h text:style-name="Heading_20_2" text:outline-level="2"><text:bookmark text:name="user-content-Le_choix_dune_destination"/><text:span text:style-name="T4">Le choix d'une destination</text:span> </text:h>
      <text:p text:style-name="Text_20_body"><text:bookmark text:name="user-content-le-choix-dune-destination"/>Le groupe rejoint <text:a xlink:type="simple" xlink:href="https://github.com/Kavekha/jdr/wiki/Medelmerick" text:style-name="Internet_20_link" text:visited-style-name="Visited_20_Internet_20_Link">Medelmerick</text:a> pour discuter des différentes destinations. </text:p>
      <text:list xml:id="list3209149525019574001" text:style-name="L15">
        <text:list-item>
          <text:p text:style-name="P33"><text:a xlink:type="simple" xlink:href="https://github.com/Kavekha/jdr/wiki/Ilzagal" text:style-name="Internet_20_link" text:visited-style-name="Visited_20_Internet_20_Link">Ilzagal</text:a>: Des gnomes partout, au courant de tout et très bavards. Un peuple de voyageurs désireux d'aventures et rejoignant souvent les pirates. </text:p>
        </text:list-item>
        <text:list-item>
          <text:p text:style-name="P33"><text:a xlink:type="simple" xlink:href="https://github.com/Kavekha/jdr/wiki/BriseWyrm" text:style-name="Internet_20_link" text:visited-style-name="Visited_20_Internet_20_Link">BriseWyrm</text:a>: Le lieu de naissance des <text:a xlink:type="simple" xlink:href="https://github.com/Kavekha/jdr/wiki/Guilde-des-Voleurs" text:style-name="Internet_20_link" text:visited-style-name="Visited_20_Internet_20_Link">Souffre-Douleurs</text:a>, et où <text:a xlink:type="simple" xlink:href="https://github.com/Kavekha/jdr/wiki/Oriastr" text:style-name="Internet_20_link" text:visited-style-name="Visited_20_Internet_20_Link">Oriastr</text:a> se rends dans l’immédiat. </text:p>
        </text:list-item>
        <text:list-item>
          <text:p text:style-name="P33">Le <text:a xlink:type="simple" xlink:href="https://github.com/Kavekha/jdr/wiki/Domaine-du-Corbeau" text:style-name="Internet_20_link" text:visited-style-name="Visited_20_Internet_20_Link">Domaine du Corbeau</text:a> compte quelques membres mais se trouve à l’intérieur des terres et <text:a xlink:type="simple" xlink:href="https://github.com/Kavekha/jdr/wiki/Medelmerick" text:style-name="Internet_20_link" text:visited-style-name="Visited_20_Internet_20_Link">Medelmerick</text:a> ne pourra les y conduire. L'endroit subit aussi les assauts du <text:a xlink:type="simple" xlink:href="https://github.com/Kavekha/jdr/wiki/Dévoreur" text:style-name="Internet_20_link" text:visited-style-name="Visited_20_Internet_20_Link">Dévoreur</text:a>. </text:p>
        </text:list-item>
        <text:list-item>
          <text:p text:style-name="P33"><text:a xlink:type="simple" xlink:href="https://github.com/Kavekha/jdr/wiki/Norbrande" text:style-name="Internet_20_link" text:visited-style-name="Visited_20_Internet_20_Link">Norbrande</text:a>: L'endroit est aux mains du <text:a xlink:type="simple" xlink:href="https://github.com/Kavekha/jdr/wiki/Roi-Sorcier" text:style-name="Internet_20_link" text:visited-style-name="Visited_20_Internet_20_Link">Roi Sorcier</text:a> depuis une petite décennie, mais de nombreux rebelles sont présents. Ils sont surtout dans l'optique de faire revenir l'ancien roi déchu. </text:p>
        </text:list-item>
        <text:list-item>
          <text:p text:style-name="P33"><text:a xlink:type="simple" xlink:href="https://github.com/Kavekha/jdr/wiki/Irthos-Rasvim" text:style-name="Internet_20_link" text:visited-style-name="Visited_20_Internet_20_Link">Irthos Rasvim, l'île de l'Academie du Savoir</text:a>: Les taudis qui entourent l' <text:a xlink:type="simple" xlink:href="https://github.com/Kavekha/jdr/wiki/Académie-du-Savoir" text:style-name="Internet_20_link" text:visited-style-name="Visited_20_Internet_20_Link">Académie du Savoir</text:a> sont sous le total controle des <text:a xlink:type="simple" xlink:href="https://github.com/Kavekha/jdr/wiki/Perce-Besaces" text:style-name="Internet_20_link" text:visited-style-name="Visited_20_Internet_20_Link">Perce-Besaces</text:a>, un gang extrèmement violent. </text:p>
        </text:list-item>
        <text:list-item>
          <text:p text:style-name="P21"><text:a xlink:type="simple" xlink:href="https://github.com/Kavekha/jdr/wiki/Drakmaer" text:style-name="Internet_20_link" text:visited-style-name="Visited_20_Internet_20_Link">Drakmaer</text:a> est une ancienne cité Drakeide mais désormais totalement sous domination militaire du panthéon des <text:a xlink:type="simple" xlink:href="https://github.com/Kavekha/jdr/wiki/Porteurs-de-Civilisation" text:style-name="Internet_20_link" text:visited-style-name="Visited_20_Internet_20_Link">Porteurs de Civilisation</text:a>. </text:p>
        </text:list-item>
      </text:list>
      <text:p text:style-name="Text_20_body"><text:soft-page-break/>Lorsque la conversation s'achève, <text:a xlink:type="simple" xlink:href="https://github.com/Kavekha/jdr/wiki/Medelmerick" text:style-name="Internet_20_link" text:visited-style-name="Visited_20_Internet_20_Link">Medelmerick</text:a> annonce se rendre au port préparé leur départ. </text:p>
      <text:h text:style-name="P37" text:outline-level="2"><text:bookmark text:name="user-content-Une_silhouette_dans_la_cuisine"/>Une silhouette dans la cuisine </text:h>
      <text:p text:style-name="Text_20_body"><text:bookmark text:name="user-content-une-silhouette-dans-la-cuisine"/>Pendant que la conversation se déroule, <text:a xlink:type="simple" xlink:href="https://github.com/Kavekha/jdr/wiki/Namikigama" text:style-name="Internet_20_link" text:visited-style-name="Visited_20_Internet_20_Link">Namikigama</text:a> a l'impression de voir une silhouette familière - un tieffelin? - derrière le tavernier partir dans la cuisine. </text:p>
      <text:p text:style-name="Text_20_body"><text:a xlink:type="simple" xlink:href="https://github.com/Kavekha/jdr/wiki/Namikigama" text:style-name="Internet_20_link" text:visited-style-name="Visited_20_Internet_20_Link">Namikigama</text:a> se rends en cuisine et pose quelques questions à un cuisinier méfiant à qui elle laisse entendre qu'elle a un lien de famille. Le cuisinier confirme que l'homme vient de temps à autre travailler avec la <text:a xlink:type="simple" xlink:href="https://github.com/Kavekha/jdr/wiki/Guilde-des-Voleurs" text:style-name="Internet_20_link" text:visited-style-name="Visited_20_Internet_20_Link">Guilde</text:a> mais se refuse à en dire plus si ce n'est son nom: <text:a xlink:type="simple" xlink:href="https://github.com/Kavekha/jdr/wiki/Vision" text:style-name="Internet_20_link" text:visited-style-name="Visited_20_Internet_20_Link">Vision</text:a>. </text:p>
      <text:p text:style-name="Text_20_body">La tieffelin se rends dans l'arrière-salle où <text:a xlink:type="simple" xlink:href="https://github.com/Kavekha/jdr/wiki/Jeffrey" text:style-name="Internet_20_link" text:visited-style-name="Visited_20_Internet_20_Link">Jeffrey</text:a> explique à des gens à lui la transition de pouvoir. <text:a xlink:type="simple" xlink:href="https://github.com/Kavekha/jdr/wiki/Oriastr" text:style-name="Internet_20_link" text:visited-style-name="Visited_20_Internet_20_Link">Oriastr</text:a> vient la voir et quand il est mentionné que la silhouette serait possiblement le père de <text:a xlink:type="simple" xlink:href="https://github.com/Kavekha/jdr/wiki/Namikigama" text:style-name="Internet_20_link" text:visited-style-name="Visited_20_Internet_20_Link">Namikigama</text:a>, la Naine lui sourit et lui confie un objet destiné à qui lui tiendrait ce propos. Il s'agit d'un dé. Un dé magique. </text:p>
      <text:h text:style-name="P37" text:outline-level="2"><text:bookmark text:name="user-content-Le_colreux_Saark"/>Le coléreux Saark </text:h>
      <text:p text:style-name="Text_20_body"><text:bookmark text:name="user-content-le-coléreux-saark"/>Entre temps le vieux demi-orc druide <text:a xlink:type="simple" xlink:href="https://github.com/Kavekha/jdr/wiki/Saark" text:style-name="Internet_20_link" text:visited-style-name="Visited_20_Internet_20_Link">Saark</text:a> est arrivé à <text:a xlink:type="simple" xlink:href="https://github.com/Kavekha/jdr/wiki/Pydemian" text:style-name="Internet_20_link" text:visited-style-name="Visited_20_Internet_20_Link">Pydemian</text:a> et fait savoir à <text:a xlink:type="simple" xlink:href="https://github.com/Kavekha/jdr/wiki/Draky" text:style-name="Internet_20_link" text:visited-style-name="Visited_20_Internet_20_Link">Draky</text:a> qu'il n'en est pas très content, surtout en apprenant la présence de <text:a xlink:type="simple" xlink:href="https://github.com/Kavekha/jdr/wiki/Akebhé" text:style-name="Internet_20_link" text:visited-style-name="Visited_20_Internet_20_Link">Akebhé</text:a>. </text:p>
      <text:p text:style-name="Text_20_body">Il rejoint le groupe à la taverne où il s'invite à manger, et interroge <text:a xlink:type="simple" xlink:href="https://github.com/Kavekha/jdr/wiki/Draky" text:style-name="Internet_20_link" text:visited-style-name="Visited_20_Internet_20_Link">Draky</text:a> sur ses soupçons concernant un lien entre les marécages et le liquide vert de la cuve où <text:a xlink:type="simple" xlink:href="https://github.com/Kavekha/jdr/wiki/Draky" text:style-name="Internet_20_link" text:visited-style-name="Visited_20_Internet_20_Link">Draky</text:a> et <text:a xlink:type="simple" xlink:href="https://github.com/Kavekha/jdr/wiki/Mitsuha" text:style-name="Internet_20_link" text:visited-style-name="Visited_20_Internet_20_Link">Mitsuha</text:a> ont subit des expériences. </text:p>
      <text:p text:style-name="Text_20_body">Le druide n'est pas très convaincu et n'a pas trop apprécié d'être dérangé, mais accepte d'envoyer <text:a xlink:type="simple" xlink:href="https://github.com/Kavekha/jdr/wiki/Monique" text:style-name="Internet_20_link" text:visited-style-name="Visited_20_Internet_20_Link">Monique</text:a>, la tutrice de <text:a xlink:type="simple" xlink:href="https://github.com/Kavekha/jdr/wiki/Draky" text:style-name="Internet_20_link" text:visited-style-name="Visited_20_Internet_20_Link">Draky</text:a> dans ses premiers pas vers le druidisme, enquêter à <text:a xlink:type="simple" xlink:href="https://github.com/Kavekha/jdr/wiki/Norbrande" text:style-name="Internet_20_link" text:visited-style-name="Visited_20_Internet_20_Link">Norbrande</text:a> pour en savoir un peu plus. S'en suit un débat sur le fait que <text:a xlink:type="simple" xlink:href="https://github.com/Kavekha/jdr/wiki/Monique" text:style-name="Internet_20_link" text:visited-style-name="Visited_20_Internet_20_Link">Monique</text:a> est un glouton sanguinaire pouvant prendre forme humaine ou le contraire. </text:p>
      <text:p text:style-name="Text_20_body">Le Demi-Orc fini par offrir à <text:a xlink:type="simple" xlink:href="https://github.com/Kavekha/jdr/wiki/Draky" text:style-name="Internet_20_link" text:visited-style-name="Visited_20_Internet_20_Link">Draky</text:a> de la part de <text:a xlink:type="simple" xlink:href="https://github.com/Kavekha/jdr/wiki/Monique" text:style-name="Internet_20_link" text:visited-style-name="Visited_20_Internet_20_Link">Monique</text:a> un bâton-Serpent, et décide de repartir vers le <text:a xlink:type="simple" xlink:href="https://github.com/Kavekha/jdr/wiki/Domaine-du-Corbeau" text:style-name="Internet_20_link" text:visited-style-name="Visited_20_Internet_20_Link">Domaine du Corbeau</text:a>. </text:p>
      <text:h text:style-name="P38" text:outline-level="1"><text:bookmark text:name="user-content-Exposs_dans_la_Basse_Ville"/>Exposés dans la Basse Ville </text:h>
      <text:h text:style-name="P37" text:outline-level="2"><text:bookmark text:name="user-content-exposés-dans-la-basse-ville"/><text:bookmark text:name="user-content-Detourner_lattention"/>Detourner l'attention </text:h>
      <text:p text:style-name="Text_20_body"><text:bookmark text:name="user-content-detourner-lattention"/>Le groupe fini par sortir de la taverne, avec pour projet de partir à <text:a xlink:type="simple" xlink:href="https://github.com/Kavekha/jdr/wiki/Norbrande" text:style-name="Internet_20_link" text:visited-style-name="Visited_20_Internet_20_Link">Norbrande</text:a> poursuivre la libération des Drakeides. </text:p>
      <text:p text:style-name="Text_20_body"><text:a xlink:type="simple" xlink:href="https://github.com/Kavekha/jdr/wiki/Namikigama" text:style-name="Internet_20_link" text:visited-style-name="Visited_20_Internet_20_Link">Namikigama</text:a> croit apercevoir au loin <text:a xlink:type="simple" xlink:href="https://github.com/Kavekha/jdr/wiki/Kaz-et-Kin" text:style-name="Internet_20_link" text:visited-style-name="Visited_20_Internet_20_Link">Kin</text:a> et <text:a xlink:type="simple" xlink:href="https://github.com/Kavekha/jdr/wiki/Xaes" text:style-name="Internet_20_link" text:visited-style-name="Visited_20_Internet_20_Link">Xaes</text:a> s'éloigner. Elle décide de faire quelques tours avec son nouveau dé, faisant l'effort de perdre de temps à autre pour ne pas se faire remarquer, et repart avec une petite somme. </text:p>
      <text:p text:style-name="Text_20_body">Pendant ce temps, <text:a xlink:type="simple" xlink:href="https://github.com/Kavekha/jdr/wiki/Draky" text:style-name="Internet_20_link" text:visited-style-name="Visited_20_Internet_20_Link">Draky</text:a> par rejoindre <text:a xlink:type="simple" xlink:href="https://github.com/Kavekha/jdr/wiki/Mitsuha" text:style-name="Internet_20_link" text:visited-style-name="Visited_20_Internet_20_Link">Mitsuha</text:a> à leur cachette sous le temple de <text:a xlink:type="simple" xlink:href="https://github.com/Kavekha/jdr/wiki/Hanse" text:style-name="Internet_20_link" text:visited-style-name="Visited_20_Internet_20_Link">Hansë</text:a> tandis que <text:a xlink:type="simple" xlink:href="https://github.com/Kavekha/jdr/wiki/Jethro" text:style-name="Internet_20_link" text:visited-style-name="Visited_20_Internet_20_Link">Jethro</text:a> engage quelques personnes d'une carrure proche de la leur pour se faire passer pour eux et détourner l'attention de leurs poursuivants. Ceci accompli, il fait quelques détours pour rejoindre le groupe chez <text:a xlink:type="simple" xlink:href="https://github.com/Kavekha/jdr/wiki/Mitsuha" text:style-name="Internet_20_link" text:visited-style-name="Visited_20_Internet_20_Link">Mitsuha</text:a>. </text:p>
      <text:h text:style-name="P37" text:outline-level="2"><text:bookmark text:name="user-content-Inviter_Mitsuha"/>Inviter Mitsuha </text:h>
      <text:p text:style-name="Text_20_body"><text:bookmark text:name="user-content-inviter-mitsuha"/>Alors qu'il aide sa soeur à réparer leur planque, <text:a xlink:type="simple" xlink:href="https://github.com/Kavekha/jdr/wiki/Draky" text:style-name="Internet_20_link" text:visited-style-name="Visited_20_Internet_20_Link">Draky</text:a> explique à <text:a xlink:type="simple" xlink:href="https://github.com/Kavekha/jdr/wiki/Mitsuha" text:style-name="Internet_20_link" text:visited-style-name="Visited_20_Internet_20_Link">Mitsuha</text:a> qu'ils vont devoir partir ensemble loin de <text:a xlink:type="simple" xlink:href="https://github.com/Kavekha/jdr/wiki/Pydemian" text:style-name="Internet_20_link" text:visited-style-name="Visited_20_Internet_20_Link">Pydemian</text:a>. Avec <text:a xlink:type="simple" xlink:href="https://github.com/Kavekha/jdr/wiki/Jethro" text:style-name="Internet_20_link" text:visited-style-name="Visited_20_Internet_20_Link">Jethro</text:a> ils lui disent vouloir se rendre à <text:a xlink:type="simple" xlink:href="https://github.com/Kavekha/jdr/wiki/Norbrande" text:style-name="Internet_20_link" text:visited-style-name="Visited_20_Internet_20_Link">Norbrande</text:a>. </text:p>
      <text:p text:style-name="Text_20_body">La drakeide gigantesque explique qu'elle est inquiète de revenir à <text:a xlink:type="simple" xlink:href="https://github.com/Kavekha/jdr/wiki/Norbrande" text:style-name="Internet_20_link" text:visited-style-name="Visited_20_Internet_20_Link">Norbrande</text:a>, l'endroit dont elle s'est évadée avec <text:a xlink:type="simple" xlink:href="https://github.com/Kavekha/jdr/wiki/Draky" text:style-name="Internet_20_link" text:visited-style-name="Visited_20_Internet_20_Link">Draky</text:a>, <text:a xlink:type="simple" xlink:href="https://github.com/Kavekha/jdr/wiki/Skaltus" text:style-name="Internet_20_link" text:visited-style-name="Visited_20_Internet_20_Link">Skaltus</text:a> et d'autres drakeides emprisonnés par le <text:a xlink:type="simple" xlink:href="https://github.com/Kavekha/jdr/wiki/Roi-Sorcier" text:style-name="Internet_20_link" text:visited-style-name="Visited_20_Internet_20_Link">Roi Sorcier</text:a>. Elle raconte aussi <text:soft-page-break/>avoir été conduite vers <text:a xlink:type="simple" xlink:href="https://github.com/Kavekha/jdr/wiki/Pydemian" text:style-name="Internet_20_link" text:visited-style-name="Visited_20_Internet_20_Link">Pydemian</text:a> par une personne du nom de <text:a xlink:type="simple" xlink:href="https://github.com/Kavekha/jdr/wiki/Fordring" text:style-name="Internet_20_link" text:visited-style-name="Visited_20_Internet_20_Link">Fordring</text:a> ayant déjà eu l'occasion de sortir des gens du royaume. </text:p>
      <text:h text:style-name="P37" text:outline-level="2"><text:bookmark text:name="user-content-Un_regard_trange"/>Un regard étrange </text:h>
      <text:p text:style-name="Text_20_body"><text:bookmark text:name="user-content-un-regard-étrange"/><text:a xlink:type="simple" xlink:href="https://github.com/Kavekha/jdr/wiki/Draky" text:style-name="Internet_20_link" text:visited-style-name="Visited_20_Internet_20_Link">Draky</text:a> est le premier à s’apercevoir d'un phénomène étrange: des murs, des meubles apparaissent des yeux presque transparents les observant. Dés qu'il croise leur regard, ils disparaissent. C'est clairement magique, et cela semble différent de l' <text:a xlink:type="simple" xlink:href="https://github.com/Kavekha/jdr/wiki/Oeil-des-abysses" text:style-name="Internet_20_link" text:visited-style-name="Visited_20_Internet_20_Link">Oeil des Abysses</text:a>. </text:p>
      <text:p text:style-name="Text_20_body">Le groupe décide de se rendre au port en cachant <text:a xlink:type="simple" xlink:href="https://github.com/Kavekha/jdr/wiki/Mitsuha" text:style-name="Internet_20_link" text:visited-style-name="Visited_20_Internet_20_Link">Mitsuha</text:a> dans un petit chariot pour quitter enfin la ville. <text:a xlink:type="simple" xlink:href="https://github.com/Kavekha/jdr/wiki/Namikigama" text:style-name="Internet_20_link" text:visited-style-name="Visited_20_Internet_20_Link">Namikigama</text:a> semble entendre au loin, vers l'entrée de cette partie de la basse-ville, des éclats de voix et peut-être même des affrontements. </text:p>
      <text:h text:style-name="Heading_20_2" text:outline-level="2"><text:bookmark text:name="user-content-Lembuscade_du_Port"/><text:span text:style-name="T4">L'embuscade du Port</text:span> </text:h>
      <text:p text:style-name="Text_20_body"><text:bookmark text:name="user-content-lembuscade-du-port"/>Au port, ils retrouvent <text:a xlink:type="simple" xlink:href="https://github.com/Kavekha/jdr/wiki/Medelmerick" text:style-name="Internet_20_link" text:visited-style-name="Visited_20_Internet_20_Link">Medelmerick</text:a> achevant de faire charger quelques provisions. C'est là que <text:a xlink:type="simple" xlink:href="https://github.com/Kavekha/jdr/wiki/Jethro" text:style-name="Internet_20_link" text:visited-style-name="Visited_20_Internet_20_Link">Jethro</text:a> aperçoit dans une barque proche une touffe de cheveux verts et deux yeux jaunes: <text:a xlink:type="simple" xlink:href="https://github.com/Kavekha/jdr/wiki/Kaz-et-Kin" text:style-name="Internet_20_link" text:visited-style-name="Visited_20_Internet_20_Link">Kin</text:a> et <text:a xlink:type="simple" xlink:href="https://github.com/Kavekha/jdr/wiki/Xaes" text:style-name="Internet_20_link" text:visited-style-name="Visited_20_Internet_20_Link">Xaes</text:a> sont là en embuscade et leur tirent dessus. </text:p>
      <text:p text:style-name="Text_20_body"><text:a xlink:type="simple" xlink:href="https://github.com/Kavekha/jdr/wiki/Draky" text:style-name="Internet_20_link" text:visited-style-name="Visited_20_Internet_20_Link">Draky</text:a> est le premier à riposter de sa baguette magique, envoyant des projectiles rougeoyants vers <text:a xlink:type="simple" xlink:href="https://github.com/Kavekha/jdr/wiki/Kaz-et-Kin" text:style-name="Internet_20_link" text:visited-style-name="Visited_20_Internet_20_Link">Kin</text:a> qui riposte par la même magie, les deux adversaires se blessant fortement mutuellement. </text:p>
      <text:p text:style-name="Text_20_body"><text:a xlink:type="simple" xlink:href="https://github.com/Kavekha/jdr/wiki/Xaes" text:style-name="Internet_20_link" text:visited-style-name="Visited_20_Internet_20_Link">Xaes</text:a> pose une marque sur <text:a xlink:type="simple" xlink:href="https://github.com/Kavekha/jdr/wiki/Draky" text:style-name="Internet_20_link" text:visited-style-name="Visited_20_Internet_20_Link">Draky</text:a> et lui tire un violent carreau d'arbalète qui le transperce à moitié. <text:a xlink:type="simple" xlink:href="https://github.com/Kavekha/jdr/wiki/Namikigama" text:style-name="Internet_20_link" text:visited-style-name="Visited_20_Internet_20_Link">Namikigama</text:a> et <text:a xlink:type="simple" xlink:href="https://github.com/Kavekha/jdr/wiki/Jethro" text:style-name="Internet_20_link" text:visited-style-name="Visited_20_Internet_20_Link">Jethro</text:a> s'élancent sur l'homme-lézard mais hélas la moine tieffelin semble perturbée dans l'enchainement de ses coups, doutant de ses attaques et peut-être que son épée aurait fait mieux non? </text:p>
      <text:p text:style-name="Text_20_body"><text:a xlink:type="simple" xlink:href="https://github.com/Kavekha/jdr/wiki/Draky" text:style-name="Internet_20_link" text:visited-style-name="Visited_20_Internet_20_Link">Draky</text:a> tente de frapper de son bâton serpent mais son coup rebondi sur l'armure du gnome. Il lance rapidement un sort pour se soigner en préparation du prochaine assaut. Son adversaire retrouve un second souffle avant de provoquer une vague tonnante que le drakeide encaisse comme il peut. </text:p>
      <text:p text:style-name="Text_20_body"><text:a xlink:type="simple" xlink:href="https://github.com/Kavekha/jdr/wiki/Mitsuha" text:style-name="Internet_20_link" text:visited-style-name="Visited_20_Internet_20_Link">Mitsuha</text:a> sort du chariot et vient en soutien de son frère, mais son poids formidable fait remuer les barques sur lesquelles le combat se déroule, et elle fini par tomber manquant d’entrainer <text:a xlink:type="simple" xlink:href="https://github.com/Kavekha/jdr/wiki/Draky" text:style-name="Internet_20_link" text:visited-style-name="Visited_20_Internet_20_Link">Draky</text:a> dans sa chute. </text:p>
      <text:p text:style-name="Text_20_body"><text:a xlink:type="simple" xlink:href="https://github.com/Kavekha/jdr/wiki/Xaes" text:style-name="Internet_20_link" text:visited-style-name="Visited_20_Internet_20_Link">Xaes</text:a> sort ses deux lames et enchainent de coups sur <text:a xlink:type="simple" xlink:href="https://github.com/Kavekha/jdr/wiki/Jethro" text:style-name="Internet_20_link" text:visited-style-name="Visited_20_Internet_20_Link">Jethro</text:a> et le mettant à mal, tout en parant les coups de poing de <text:a xlink:type="simple" xlink:href="https://github.com/Kavekha/jdr/wiki/Namikigama" text:style-name="Internet_20_link" text:visited-style-name="Visited_20_Internet_20_Link">Namikigama</text:a> malgré un coup d'épée bien portée juste avant. <text:a xlink:type="simple" xlink:href="https://github.com/Kavekha/jdr/wiki/Jethro" text:style-name="Internet_20_link" text:visited-style-name="Visited_20_Internet_20_Link">Jethro</text:a> profite de la situation pour enfoncer sa dague dans la chair de l'homme-lézard et la tourne violemment accrochant à son adversaire un terrible cri de douleur et un regard d’inquiétude soudain. </text:p>
      <text:p text:style-name="Text_20_body">Les deux ennemis semblent changer soudainement de stratégie, et <text:a xlink:type="simple" xlink:href="https://github.com/Kavekha/jdr/wiki/Kaz-et-Kin" text:style-name="Internet_20_link" text:visited-style-name="Visited_20_Internet_20_Link">Kin</text:a> tout comme <text:a xlink:type="simple" xlink:href="https://github.com/Kavekha/jdr/wiki/Xaes" text:style-name="Internet_20_link" text:visited-style-name="Visited_20_Internet_20_Link">Xaes</text:a> se jettent soudainement à l'eau. <text:a xlink:type="simple" xlink:href="https://github.com/Kavekha/jdr/wiki/Draky" text:style-name="Internet_20_link" text:visited-style-name="Visited_20_Internet_20_Link">Draky</text:a> lâche sur son adversaire une nouvelle série de projectiles magiques pour tenter de l'achever mais le gnome parvient à s'enfoncer dans l'eau et se mettre hors de portée. <text:a xlink:type="simple" xlink:href="https://github.com/Kavekha/jdr/wiki/Namikigama" text:style-name="Internet_20_link" text:visited-style-name="Visited_20_Internet_20_Link">Namikigama</text:a> lance une fléchette en plein postérieur de <text:a xlink:type="simple" xlink:href="https://github.com/Kavekha/jdr/wiki/Xaes" text:style-name="Internet_20_link" text:visited-style-name="Visited_20_Internet_20_Link">Xaes</text:a>, un coup fatidique et humiliant qui l'achève. </text:p>
      <text:h text:style-name="P37" text:outline-level="2"><text:bookmark text:name="user-content-Au_revoir_Pydemian"/>Au revoir Pydemian! </text:h>
      <text:p text:style-name="Text_20_body"><text:bookmark text:name="user-content-au-revoir-pydemian"/>Alors que le combat vient de s'achever, <text:a xlink:type="simple" xlink:href="https://github.com/Kavekha/jdr/wiki/Namikigama" text:style-name="Internet_20_link" text:visited-style-name="Visited_20_Internet_20_Link">Namikigama</text:a> aperçoit les planches du pont se transformer en une multitude d'yeux qui se ferment et disparaissent quand elle croise leur regard. Les cris et bruits d'affrontement semblent se rapprocher à grande vitesse du port, les décidant à sauter dans la barque de <text:a xlink:type="simple" xlink:href="https://github.com/Kavekha/jdr/wiki/Medelmerick" text:style-name="Internet_20_link" text:visited-style-name="Visited_20_Internet_20_Link">Medelmerick</text:a> en direction du bateau. </text:p>
      <text:p text:style-name="Text_20_body">Ils voient des gardes au couleur du bleu et blanc s'approcher d'eux en courant. Des gardes de <text:a xlink:type="simple" xlink:href="https://github.com/Kavekha/jdr/wiki/Akebhé" text:style-name="Internet_20_link" text:visited-style-name="Visited_20_Internet_20_Link">Akebhé</text:a> certainement, mais il est trop tard pour eux pour arrêter le groupe s'ils venaient pour eux. </text:p>
      <text:h text:style-name="P38" text:outline-level="1"><text:bookmark text:name="user-content-Les_navires_quittent_Pydemian"/><text:soft-page-break/>Les navires quittent Pydemian </text:h>
      <text:p text:style-name="Text_20_body"><text:bookmark text:name="user-content-les-navires-quittent-pydemian"/>Le bateau de <text:a xlink:type="simple" xlink:href="https://github.com/Kavekha/jdr/wiki/Medelmerick" text:style-name="Internet_20_link" text:visited-style-name="Visited_20_Internet_20_Link">Medelmerick</text:a> s'éloigne avec nos héros à son bord. <text:a xlink:type="simple" xlink:href="https://github.com/Kavekha/jdr/wiki/Pydemian" text:style-name="Internet_20_link" text:visited-style-name="Visited_20_Internet_20_Link">Pydemian</text:a> se rétrécie peu à peu, alors qu'un air marin leur emplit les poumons. <text:a xlink:type="simple" xlink:href="https://github.com/Kavekha/jdr/wiki/Namikigama" text:style-name="Internet_20_link" text:visited-style-name="Visited_20_Internet_20_Link">Namikigama</text:a> sent comme un petit coup de vent. Ca y est, <text:a xlink:type="simple" xlink:href="https://github.com/Kavekha/jdr/wiki/Pydemian" text:style-name="Internet_20_link" text:visited-style-name="Visited_20_Internet_20_Link">Pydemian</text:a> n'est plus en visu. </text:p>
      <text:p text:style-name="Text_20_body">Ce que ne savent pas nos héros, c'est que d'autres bateaux quitteront ce jour-là <text:a xlink:type="simple" xlink:href="https://github.com/Kavekha/jdr/wiki/Pydemian" text:style-name="Internet_20_link" text:visited-style-name="Visited_20_Internet_20_Link">Pydemian</text:a>. </text:p>
      <text:list xml:id="list1942356983877953754" text:style-name="L16">
        <text:list-item>
          <text:p text:style-name="P34">En direction de <text:a xlink:type="simple" xlink:href="https://github.com/Kavekha/jdr/wiki/BriseWyrm" text:style-name="Internet_20_link" text:visited-style-name="Visited_20_Internet_20_Link">BriseWyrm</text:a>, une naine rentre chez elle pour la première fois depuis des années. </text:p>
        </text:list-item>
        <text:list-item>
          <text:p text:style-name="P34">Vers le sud, c'est un passager aux couleurs d' <text:a xlink:type="simple" xlink:href="https://github.com/Kavekha/jdr/wiki/Alidane" text:style-name="Internet_20_link" text:visited-style-name="Visited_20_Internet_20_Link">Alidane</text:a> qu'un bateau transporte. </text:p>
        </text:list-item>
        <text:list-item>
          <text:p text:style-name="P34">Un autre bateau transporte un <text:a xlink:type="simple" xlink:href="https://github.com/Kavekha/jdr/wiki/Mesveri" text:style-name="Internet_20_link" text:visited-style-name="Visited_20_Internet_20_Link">homme blond</text:a> avec une mèche bleue vers une destination inconnue. </text:p>
        </text:list-item>
        <text:list-item>
          <text:p text:style-name="P34">Un autre encore a sur son pont un <text:a xlink:type="simple" xlink:href="https://github.com/Kavekha/jdr/wiki/Hessorn" text:style-name="Internet_20_link" text:visited-style-name="Visited_20_Internet_20_Link">père</text:a> et sa <text:a xlink:type="simple" xlink:href="https://github.com/Kavekha/jdr/wiki/Chloé" text:style-name="Internet_20_link" text:visited-style-name="Visited_20_Internet_20_Link">fille</text:a> en route pour trouver la guérison. </text:p>
        </text:list-item>
        <text:list-item>
          <text:p text:style-name="P22">Plus proche de la cité qu'ils viennent de quitter, c'est un jeune homme roux avec un tatouage de kraken au cou qui se fait emmener vers un îlot plein de statues étranges. </text:p>
        </text:list-item>
      </text:list>
      <text:p text:style-name="Standard"><text:span text:style-name="T6"/></text:p>
      <text:p text:style-name="P1"><text:span text:style-name="T6">Conséquences</text:span></text:p>
      <text:list xml:id="list3895036177169449353" text:style-name="L18">
        <text:list-item>
          <text:p text:style-name="P6"><text:span text:style-name="T6">Le </text:span><text:a xlink:type="simple" xlink:href="https://github.com/Kavekha/jdr/wiki/Flavian-de-Pydemian" text:style-name="Internet_20_link" text:visited-style-name="Visited_20_Internet_20_Link"><text:span text:style-name="T6">Prince Marchand Flavian de Pydemian</text:span></text:a><text:span text:style-name="T6">, évadé de sa prison, a certainement fini par rejoindre le Palais. Ici, il a probablement dénoncé </text:span><text:a xlink:type="simple" xlink:href="https://github.com/Kavekha/jdr/wiki/Jager" text:style-name="Internet_20_link" text:visited-style-name="Visited_20_Internet_20_Link"><text:span text:style-name="T6">Jager</text:span></text:a><text:span text:style-name="T6"> et possiblement décrit ses autres assaillants à </text:span><text:a xlink:type="simple" xlink:href="https://github.com/Kavekha/jdr/wiki/Presage" text:style-name="Internet_20_link" text:visited-style-name="Visited_20_Internet_20_Link"><text:span text:style-name="T6">Presage</text:span></text:a><text:span text:style-name="T6">.</text:span></text:p>
        </text:list-item>
      </text:list>
      <text:list xml:id="list8589060352426891312" text:style-name="L17">
        <text:list-item>
          <text:p text:style-name="P35"><text:a xlink:type="simple" xlink:href="https://github.com/Kavekha/jdr/wiki/Kaz-et-Kin" text:style-name="Internet_20_link" text:visited-style-name="Visited_20_Internet_20_Link">Kin</text:a> est désormais seul après la mort de <text:a xlink:type="simple" xlink:href="https://github.com/Kavekha/jdr/wiki/Xaes" text:style-name="Internet_20_link" text:visited-style-name="Visited_20_Internet_20_Link">Xaes</text:a> et sait que ses proies ont fuies. Il va prévenir quelques espions de <text:a xlink:type="simple" xlink:href="https://github.com/Kavekha/jdr/wiki/Carrel-Heyder" text:style-name="Internet_20_link" text:visited-style-name="Visited_20_Internet_20_Link">Carrel Heyder</text:a> pour l'avertir de la situation et commencer à chercher où elles auraient pu se rendre. </text:p>
        </text:list-item>
        <text:list-item>
          <text:p text:style-name="P35">Des affrontements ont eu lieu dans la Basse Ville avec les gardes d' <text:a xlink:type="simple" xlink:href="https://github.com/Kavekha/jdr/wiki/Akebhé" text:style-name="Internet_20_link" text:visited-style-name="Visited_20_Internet_20_Link">Akebhé</text:a> et les gens de <text:a xlink:type="simple" xlink:href="https://github.com/Kavekha/jdr/wiki/Jeffrey" text:style-name="Internet_20_link" text:visited-style-name="Visited_20_Internet_20_Link">Jeffrey</text:a>. </text:p>
        </text:list-item>
        <text:list-item>
          <text:p text:style-name="P35">Ces yeux magiques apparaissant de nul part, venaient-ils de <text:a xlink:type="simple" xlink:href="https://github.com/Kavekha/jdr/wiki/Presage" text:style-name="Internet_20_link" text:visited-style-name="Visited_20_Internet_20_Link">Presage</text:a>? Jusqu'où va son pouvoir? </text:p>
        </text:list-item>
        <text:list-item>
          <text:p text:style-name="P23">On ne sait pas encore ce que donnera la rencontre entre <text:a xlink:type="simple" xlink:href="https://github.com/Kavekha/jdr/wiki/Flavian-de-Pydemian" text:style-name="Internet_20_link" text:visited-style-name="Visited_20_Internet_20_Link">Flavian de Pydemian</text:a> et <text:a xlink:type="simple" xlink:href="https://github.com/Kavekha/jdr/wiki/Akebhé" text:style-name="Internet_20_link" text:visited-style-name="Visited_20_Internet_20_Link">Akebhé</text:a>. Il faudra attendre les prochaines rumeurs. </text:p>
        </text:list-item>
        <text:list-item>
          <text:p text:style-name="P23">Les doublures engagées par <text:a xlink:type="simple" xlink:href="https://github.com/Kavekha/jdr/wiki/Jethro" text:style-name="Internet_20_link" text:visited-style-name="Visited_20_Internet_20_Link">Jethro</text:a> circulent dans la Basse-Ville, et attirent sur eux l'attention de ceux qui cherchent le groupe. Cela ralentira certainement quelques espions de <text:a xlink:type="simple" xlink:href="https://github.com/Kavekha/jdr/wiki/Flavian-de-Pydemian" text:style-name="Internet_20_link" text:visited-style-name="Visited_20_Internet_20_Link">Flavian de pydemian</text:a> ou de <text:a xlink:type="simple" xlink:href="https://github.com/Kavekha/jdr/wiki/Carrel-Heyder" text:style-name="Internet_20_link" text:visited-style-name="Visited_20_Internet_20_Link">Carrel Heyder</text:a>. </text:p>
        </text:list-item>
      </text:list>
      <text:p text:style-name="Standard"><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06T14:02:29.39</meta:creation-date>
    <dc:date>2024-10-06T19:04:26.88</dc:date>
    <meta:editing-duration>PT5H1M56S</meta:editing-duration>
    <meta:editing-cycles>3</meta:editing-cycles>
    <meta:generator>OpenOffice/4.1.7$Win32 OpenOffice.org_project/417m1$Build-9800</meta:generator>
    <meta:document-statistic meta:table-count="0" meta:image-count="0" meta:object-count="0" meta:page-count="23" meta:paragraph-count="356" meta:word-count="10214" meta:character-count="61385"/>
  </office:meta>
</office:document-meta>
</file>